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Mono" svg:font-family="'Roboto Mono'" style:font-pitch="variable"/>
    <style:font-face style:name="Roboto Mono1"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le3" style:family="table">
      <style:table-properties style:width="18.002cm" table:align="margins" fo:background-color="transparent" style:may-break-between-rows="true" table:border-model="collapsing">
        <style:background-image/>
      </style:table-properties>
    </style:style>
    <style:style style:name="Tabelle3.A" style:family="table-column">
      <style:table-column-properties style:column-width="6.879cm" style:rel-column-width="25043*"/>
    </style:style>
    <style:style style:name="Tabelle3.B" style:family="table-column">
      <style:table-column-properties style:column-width="11.123cm" style:rel-column-width="40492*"/>
    </style:style>
    <style:style style:name="Tabelle3.1" style:family="table-row">
      <style:table-row-properties fo:background-color="transparent" fo:keep-together="auto">
        <style:background-image/>
      </style:table-row-properties>
    </style:style>
    <style:style style:name="Tabelle3.A1" style:family="table-cell">
      <style:table-cell-properties fo:background-color="#b2b2b2" fo:padding="0cm" fo:border="0.75pt solid #666666" style:writing-mode="page">
        <style:background-image/>
      </style:table-cell-properties>
    </style:style>
    <style:style style:name="Tabel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11" style:family="table-cell">
      <style:table-cell-properties fo:background-color="#eeeeee" fo:padding="0cm" fo:border="0.75pt solid #666666" style:writing-mode="page">
        <style:background-image/>
      </style:table-cell-properties>
    </style:style>
    <style:style style:name="Tabelle3.B11" style:family="table-cell">
      <style:table-cell-properties fo:background-color="#eeeeee" fo:padding="0cm" fo:border="0.75pt solid #666666" style:writing-mode="page">
        <style:background-image/>
      </style:table-cell-properties>
    </style:style>
    <style:style style:name="Tabelle1" style:family="table">
      <style:table-properties style:width="14.778cm" fo:margin-left="0.829cm" table:align="left" fo:background-color="transparent" style:may-break-between-rows="true" table:border-model="collapsing">
        <style:background-image/>
      </style:table-properties>
    </style:style>
    <style:style style:name="Tabelle1.A" style:family="table-column">
      <style:table-column-properties style:column-width="1.99cm"/>
    </style:style>
    <style:style style:name="Tabelle1.B" style:family="table-column">
      <style:table-column-properties style:column-width="12.788cm"/>
    </style:style>
    <style:style style:name="Tabelle1.1" style:family="table-row">
      <style:table-row-properties fo:background-color="transparent" fo:keep-together="auto">
        <style:background-image/>
      </style:table-row-properties>
    </style:style>
    <style:style style:name="Tabelle1.A1" style:family="table-cell">
      <style:table-cell-properties fo:background-color="#000000" fo:padding="0.097cm" fo:border-left="0.05pt solid #000000" fo:border-right="none" fo:border-top="0.05pt solid #000000" fo:border-bottom="0.05pt solid #000000" style:writing-mode="lr-tb">
        <style:background-image/>
      </style:table-cell-properties>
    </style:style>
    <style:style style:name="Tabelle1.B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000000"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8.002cm" table:align="margins" fo:background-color="transparent" style:may-break-between-rows="false" table:border-model="collapsing">
        <style:background-image/>
      </style:table-properties>
    </style:style>
    <style:style style:name="Tabelle2.A" style:family="table-column">
      <style:table-column-properties style:column-width="2.593cm" style:rel-column-width="9439*"/>
    </style:style>
    <style:style style:name="Tabelle2.B" style:family="table-column">
      <style:table-column-properties style:column-width="11.109cm" style:rel-column-width="40440*"/>
    </style:style>
    <style:style style:name="Tabelle2.C" style:family="table-column">
      <style:table-column-properties style:column-width="4.3cm" style:rel-column-width="1565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b2b2b2" fo:padding="0cm" fo:border="0.75pt solid #666666" style:writing-mode="page">
        <style:background-image/>
      </style:table-cell-properties>
    </style:style>
    <style:style style:name="Tabelle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le2.2" style:family="table-row">
      <style:table-row-properties fo:keep-together="always"/>
    </style:style>
    <style:style style:name="Tabel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le2.3" style:family="table-row">
      <style:table-row-properties fo:keep-together="always"/>
    </style:style>
    <style:style style:name="Tabel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le2.4" style:family="table-row">
      <style:table-row-properties fo:keep-together="always"/>
    </style:style>
    <style:style style:name="Tabelle2.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elle2.5" style:family="table-row">
      <style:table-row-properties fo:keep-together="always"/>
    </style:style>
    <style:style style:name="Tabelle2.6" style:family="table-row">
      <style:table-row-properties fo:keep-together="always"/>
    </style:style>
    <style:style style:name="Tabelle2.7" style:family="table-row">
      <style:table-row-properties fo:keep-together="always"/>
    </style:style>
    <style:style style:name="Tabelle2.8" style:family="table-row">
      <style:table-row-properties fo:keep-together="always"/>
    </style:style>
    <style:style style:name="Tabelle2.9" style:family="table-row">
      <style:table-row-properties fo:keep-together="always"/>
    </style:style>
    <style:style style:name="Tabelle2.10" style:family="table-row">
      <style:table-row-properties fo:keep-together="always"/>
    </style:style>
    <style:style style:name="Tabelle2.C10"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11" style:family="table-row">
      <style:table-row-properties fo:keep-together="always"/>
    </style:style>
    <style:style style:name="Tabelle2.A11" style:family="table-cell">
      <style:table-cell-properties fo:background-color="#eeeeee" fo:padding="0cm" fo:border="0.75pt solid #666666" style:writing-mode="page">
        <style:background-image/>
      </style:table-cell-properties>
    </style:style>
    <style:style style:name="Tabelle2.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elle2.C11" style:family="table-cell" style:data-style-name="N10000">
      <style:table-cell-properties fo:background-color="#eeeeee" fo:padding="0cm" fo:border="0.75pt solid #666666" style:writing-mode="page">
        <style:background-image/>
      </style:table-cell-properties>
    </style:style>
    <style:style style:name="Tabelle4" style:family="table">
      <style:table-properties style:width="17.84cm" table:align="right" fo:background-color="transparent" style:may-break-between-rows="true" table:border-model="collapsing">
        <style:background-image/>
      </style:table-properties>
    </style:style>
    <style:style style:name="Tabelle4.A" style:family="table-column">
      <style:table-column-properties style:column-width="6.35cm"/>
    </style:style>
    <style:style style:name="Tabelle4.B" style:family="table-column">
      <style:table-column-properties style:column-width="4.006cm"/>
    </style:style>
    <style:style style:name="Tabelle4.C" style:family="table-column">
      <style:table-column-properties style:column-width="2.48cm"/>
    </style:style>
    <style:style style:name="Tabelle4.D" style:family="table-column">
      <style:table-column-properties style:column-width="2.505cm"/>
    </style:style>
    <style:style style:name="Tabelle4.E" style:family="table-column">
      <style:table-column-properties style:column-width="2.499cm"/>
    </style:style>
    <style:style style:name="Tabelle4.1" style:family="table-row">
      <style:table-row-properties fo:background-color="transparent" fo:keep-together="auto">
        <style:background-image/>
      </style:table-row-properties>
    </style:style>
    <style:style style:name="Tabelle4.A1" style:family="table-cell">
      <style:table-cell-properties fo:background-color="#b2b2b2" fo:padding="0.101cm" fo:border="0.75pt solid #666666" style:writing-mode="page">
        <style:background-image/>
      </style:table-cell-properties>
    </style:style>
    <style:style style:name="Tabelle4.B1" style:family="table-cell">
      <style:table-cell-properties fo:background-color="#b2b2b2" fo:padding="0.101cm" fo:border-left="none" fo:border-right="0.75pt solid #666666" fo:border-top="0.75pt solid #666666" fo:border-bottom="0.75pt solid #666666" style:writing-mode="page">
        <style:background-image/>
      </style:table-cell-properties>
    </style:style>
    <style:style style:name="Tabelle4.2" style:family="table-row">
      <style:table-row-properties fo:background-color="transparent">
        <style:background-image/>
      </style:table-row-properties>
    </style:style>
    <style:style style:name="Tabelle4.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e4.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e4.C2" style:family="table-cell" style:data-style-name="N10000">
      <style:table-cell-properties fo:background-color="#dcedc8" fo:padding="0.101cm" fo:border-left="none" fo:border-right="0.75pt solid #666666" fo:border-top="none" fo:border-bottom="0.75pt solid #666666" style:writing-mode="page">
        <style:background-image/>
      </style:table-cell-properties>
    </style:style>
    <style:style style:name="Tabelle4.D2" style:family="table-cell" style:data-style-name="N10000">
      <style:table-cell-properties fo:background-color="#b3e5fc" fo:padding="0.101cm" fo:border-left="none" fo:border-right="0.75pt solid #666666" fo:border-top="none" fo:border-bottom="0.75pt solid #666666" style:writing-mode="page">
        <style:background-image/>
      </style:table-cell-properties>
    </style:style>
    <style:style style:name="Tabelle4.E2" style:family="table-cell" style:data-style-name="N10000">
      <style:table-cell-properties fo:background-color="#ffccbc" fo:padding="0.101cm" fo:border-left="0.75pt solid #666666" fo:border-right="0.75pt solid #666666" fo:border-top="none" fo:border-bottom="0.75pt solid #666666" style:writing-mode="page">
        <style:background-image/>
      </style:table-cell-properties>
    </style:style>
    <style:style style:name="Tabelle4.3" style:family="table-row">
      <style:table-row-properties fo:background-color="transparent">
        <style:background-image/>
      </style:table-row-properties>
    </style:style>
    <style:style style:name="Tabelle4.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e4.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e4.4" style:family="table-row">
      <style:table-row-properties fo:background-color="transparent">
        <style:background-image/>
      </style:table-row-properties>
    </style:style>
    <style:style style:name="Tabelle4.5" style:family="table-row">
      <style:table-row-properties fo:background-color="transparent">
        <style:background-image/>
      </style:table-row-properties>
    </style:style>
    <style:style style:name="Tabelle4.A5"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e4.B5"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e4.6" style:family="table-row">
      <style:table-row-properties fo:background-color="transparent">
        <style:background-image/>
      </style:table-row-properties>
    </style:style>
    <style:style style:name="P1" style:family="paragraph" style:parent-style-name="Footer">
      <style:text-properties officeooo:rsid="00334343" officeooo:paragraph-rsid="00334343"/>
    </style:style>
    <style:style style:name="P2" style:family="paragraph" style:parent-style-name="Code">
      <style:text-properties fo:language="en" fo:country="US"/>
    </style:style>
    <style:style style:name="P3" style:family="paragraph" style:parent-style-name="Code">
      <style:text-properties fo:language="en" fo:country="US" officeooo:paragraph-rsid="001a2f96"/>
    </style:style>
    <style:style style:name="P4" style:family="paragraph" style:parent-style-name="Code">
      <style:text-properties fo:language="en" fo:country="US" officeooo:paragraph-rsid="0017a017"/>
    </style:style>
    <style:style style:name="P5" style:family="paragraph" style:parent-style-name="Contents_20_1">
      <style:paragraph-properties>
        <style:tab-stops>
          <style:tab-stop style:position="18.002cm" style:type="right" style:leader-style="dotted" style:leader-text="."/>
        </style:tab-stops>
      </style:paragraph-properties>
    </style:style>
    <style:style style:name="P6" style:family="paragraph" style:parent-style-name="Contents_20_2">
      <style:paragraph-properties>
        <style:tab-stops>
          <style:tab-stop style:position="17.503cm" style:type="right" style:leader-style="dotted" style:leader-text="."/>
        </style:tab-stops>
      </style:paragraph-properties>
    </style:style>
    <style:style style:name="P7" style:family="paragraph" style:parent-style-name="Contents_20_3">
      <style:paragraph-properties>
        <style:tab-stops>
          <style:tab-stop style:position="17.004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paragraph-properties fo:break-before="page"/>
      <style:text-properties fo:language="en" fo:country="US" officeooo:rsid="001313a2" officeooo:paragraph-rsid="001313a2"/>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1e92ff" officeooo:paragraph-rsid="001e92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a434" officeooo:paragraph-rsid="001fa43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12e3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fd68" officeooo:paragraph-rsid="0021fd6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161a" officeooo:paragraph-rsid="0022161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1aac"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0d3c" officeooo:paragraph-rsid="002b0d3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fd05e" officeooo:paragraph-rsid="002fd05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fd05e" officeooo:paragraph-rsid="002fd05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13fc" officeooo:paragraph-rsid="003513f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49fa" officeooo:paragraph-rsid="003849f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6bc3" officeooo:paragraph-rsid="00386bc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9e119" officeooo:paragraph-rsid="0039e11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fd05e" officeooo:paragraph-rsid="002fd05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fd05e" officeooo:paragraph-rsid="002fd05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e5ff" style:text-outline="false" style:text-line-through-style="none" style:text-line-through-type="none" style:font-name="Roboto Mono" fo:font-size="12pt" fo:font-style="normal" fo:text-shadow="none" style:text-underline-style="none" fo:font-weight="bold" officeooo:rsid="001cf522" officeooo:paragraph-rsid="001cf522"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officeooo:paragraph-rsid="003849fa"/>
    </style:style>
    <style:style style:name="P29" style:family="paragraph" style:parent-style-name="Text_20_body">
      <style:text-properties fo:language="en" fo:country="US"/>
    </style:style>
    <style:style style:name="P30" style:family="paragraph" style:parent-style-name="Text_20_body">
      <style:text-properties fo:language="en" fo:country="US" officeooo:rsid="001313a2" officeooo:paragraph-rsid="001313a2"/>
    </style:style>
    <style:style style:name="P31" style:family="paragraph" style:parent-style-name="Text_20_body">
      <style:text-properties fo:language="en" fo:country="US" officeooo:rsid="001313a2" officeooo:paragraph-rsid="001a2f96"/>
    </style:style>
    <style:style style:name="P32" style:family="paragraph" style:parent-style-name="Text_20_body">
      <style:text-properties fo:language="en" fo:country="US" officeooo:paragraph-rsid="00141515"/>
    </style:style>
    <style:style style:name="P33" style:family="paragraph" style:parent-style-name="Text_20_body">
      <style:text-properties fo:language="en" fo:country="US" officeooo:rsid="00141515" officeooo:paragraph-rsid="00141515"/>
    </style:style>
    <style:style style:name="P34" style:family="paragraph" style:parent-style-name="Text_20_body">
      <style:text-properties fo:language="en" fo:country="US" officeooo:rsid="001479dd" officeooo:paragraph-rsid="001479dd"/>
    </style:style>
    <style:style style:name="P35" style:family="paragraph" style:parent-style-name="Text_20_body">
      <style:text-properties fo:language="en" fo:country="US" officeooo:paragraph-rsid="001479dd"/>
    </style:style>
    <style:style style:name="P36" style:family="paragraph" style:parent-style-name="Text_20_body">
      <style:text-properties fo:language="en" fo:country="US" officeooo:rsid="0015a3ae" officeooo:paragraph-rsid="0015a3ae"/>
    </style:style>
    <style:style style:name="P37" style:family="paragraph" style:parent-style-name="Text_20_body">
      <style:paragraph-properties fo:text-align="center" style:justify-single-word="false"/>
      <style:text-properties fo:language="en" fo:country="US" officeooo:rsid="0015a3ae" officeooo:paragraph-rsid="0015a3ae"/>
    </style:style>
    <style:style style:name="P38" style:family="paragraph" style:parent-style-name="Text_20_body">
      <style:paragraph-properties fo:text-align="center" style:justify-single-word="false"/>
      <style:text-properties fo:language="en" fo:country="US" officeooo:rsid="0015a3ae" officeooo:paragraph-rsid="0017a017"/>
    </style:style>
    <style:style style:name="P39" style:family="paragraph" style:parent-style-name="Text_20_body">
      <style:text-properties fo:language="en" fo:country="US" officeooo:rsid="0015a3ae" officeooo:paragraph-rsid="0017a017"/>
    </style:style>
    <style:style style:name="P40" style:family="paragraph" style:parent-style-name="Text_20_body">
      <style:text-properties fo:language="en" fo:country="US" officeooo:paragraph-rsid="0015a3ae"/>
    </style:style>
    <style:style style:name="P41" style:family="paragraph" style:parent-style-name="Text_20_body">
      <style:text-properties fo:language="en" fo:country="US" officeooo:paragraph-rsid="0017a017"/>
    </style:style>
    <style:style style:name="P42" style:family="paragraph" style:parent-style-name="Text_20_body">
      <style:text-properties fo:language="en" fo:country="US" officeooo:paragraph-rsid="001a2f96"/>
    </style:style>
    <style:style style:name="P43" style:family="paragraph" style:parent-style-name="Text_20_body">
      <style:text-properties fo:language="en" fo:country="US" officeooo:rsid="001a84d9" officeooo:paragraph-rsid="001a84d9"/>
    </style:style>
    <style:style style:name="P44" style:family="paragraph" style:parent-style-name="Text_20_body">
      <style:text-properties fo:language="en" fo:country="US" officeooo:paragraph-rsid="002762d9"/>
    </style:style>
    <style:style style:name="P45" style:family="paragraph" style:parent-style-name="Text_20_body">
      <style:paragraph-properties fo:text-align="center" style:justify-single-word="false"/>
      <style:text-properties fo:language="en" fo:country="US" officeooo:rsid="002f5dfa" officeooo:paragraph-rsid="002f5dfa"/>
    </style:style>
    <style:style style:name="P46" style:family="paragraph" style:parent-style-name="Text_20_body">
      <style:text-properties fo:language="en" fo:country="US" officeooo:rsid="001a2f96" officeooo:paragraph-rsid="001a2f96"/>
    </style:style>
    <style:style style:name="P47" style:family="paragraph" style:parent-style-name="Text_20_body">
      <style:text-properties fo:language="en" fo:country="US" officeooo:rsid="001c6e51" officeooo:paragraph-rsid="001c6e51"/>
    </style:style>
    <style:style style:name="P48" style:family="paragraph" style:parent-style-name="Text_20_body">
      <style:text-properties fo:language="en" fo:country="US" officeooo:rsid="001cf522" officeooo:paragraph-rsid="001cf522"/>
    </style:style>
    <style:style style:name="P49" style:family="paragraph" style:parent-style-name="Text_20_body">
      <style:paragraph-properties fo:text-align="center" style:justify-single-word="false"/>
      <style:text-properties fo:language="en" fo:country="US"/>
    </style:style>
    <style:style style:name="P50" style:family="paragraph" style:parent-style-name="Text_20_body">
      <style:text-properties officeooo:rsid="001caf7a" officeooo:paragraph-rsid="001caf7a"/>
    </style:style>
    <style:style style:name="P51" style:family="paragraph" style:parent-style-name="Text_20_body">
      <style:text-properties officeooo:rsid="001caf7a" officeooo:paragraph-rsid="001ce697"/>
    </style:style>
    <style:style style:name="P52" style:family="paragraph" style:parent-style-name="Text_20_body">
      <style:text-properties officeooo:rsid="001ce697" officeooo:paragraph-rsid="001ce697"/>
    </style:style>
    <style:style style:name="P53" style:family="paragraph" style:parent-style-name="Text_20_body">
      <style:text-properties officeooo:rsid="001cf522" officeooo:paragraph-rsid="001cf522"/>
    </style:style>
    <style:style style:name="P54" style:family="paragraph" style:parent-style-name="Text_20_body">
      <style:text-properties officeooo:rsid="001fa434" officeooo:paragraph-rsid="0024c24f"/>
    </style:style>
    <style:style style:name="P55" style:family="paragraph" style:parent-style-name="Text_20_body">
      <style:text-properties officeooo:rsid="00231aac"/>
    </style:style>
    <style:style style:name="P56" style:family="paragraph" style:parent-style-name="Text_20_body">
      <style:text-properties officeooo:rsid="00291534" officeooo:paragraph-rsid="002a3b8b"/>
    </style:style>
    <style:style style:name="P57" style:family="paragraph" style:parent-style-name="Text_20_body">
      <style:text-properties officeooo:paragraph-rsid="002a3b8b"/>
    </style:style>
    <style:style style:name="P58" style:family="paragraph" style:parent-style-name="Text_20_body">
      <style:text-properties officeooo:rsid="002e38ba" officeooo:paragraph-rsid="002e38ba"/>
    </style:style>
    <style:style style:name="P59" style:family="paragraph" style:parent-style-name="Text_20_body">
      <style:text-properties officeooo:rsid="002e749d" officeooo:paragraph-rsid="002f5dfa"/>
    </style:style>
    <style:style style:name="P60" style:family="paragraph" style:parent-style-name="Text_20_body">
      <style:text-properties officeooo:rsid="002f5dfa" officeooo:paragraph-rsid="002f5dfa"/>
    </style:style>
    <style:style style:name="P61" style:family="paragraph" style:parent-style-name="Text_20_body">
      <style:text-properties officeooo:paragraph-rsid="002f5dfa"/>
    </style:style>
    <style:style style:name="P62" style:family="paragraph" style:parent-style-name="Text_20_body">
      <style:text-properties officeooo:rsid="002fd05e" officeooo:paragraph-rsid="002fd05e"/>
    </style:style>
    <style:style style:name="P63" style:family="paragraph" style:parent-style-name="Text_20_body">
      <style:text-properties officeooo:rsid="002fd05e" officeooo:paragraph-rsid="00231aac"/>
    </style:style>
    <style:style style:name="P64" style:family="paragraph" style:parent-style-name="Text_20_body">
      <style:text-properties officeooo:paragraph-rsid="002e38ba"/>
    </style:style>
    <style:style style:name="P65" style:family="paragraph" style:parent-style-name="Text_20_body">
      <style:text-properties officeooo:rsid="002a3b8b" officeooo:paragraph-rsid="002a3b8b"/>
    </style:style>
    <style:style style:name="P66" style:family="paragraph" style:parent-style-name="Text_20_body">
      <style:text-properties officeooo:rsid="00334343" officeooo:paragraph-rsid="00334343"/>
    </style:style>
    <style:style style:name="P67" style:family="paragraph" style:parent-style-name="Text_20_body">
      <style:text-properties officeooo:paragraph-rsid="003b033c"/>
    </style:style>
    <style:style style:name="P68" style:family="paragraph" style:parent-style-name="Text_20_body">
      <style:text-properties officeooo:paragraph-rsid="002fd05e"/>
    </style:style>
    <style:style style:name="P69" style:family="paragraph" style:parent-style-name="Text_20_body">
      <style:text-properties officeooo:paragraph-rsid="003da11d"/>
    </style:style>
    <style:style style:name="P70" style:family="paragraph" style:parent-style-name="Text_20_body">
      <style:text-properties officeooo:rsid="002cdb20" officeooo:paragraph-rsid="003b033c"/>
    </style:style>
    <style:style style:name="P71" style:family="paragraph" style:parent-style-name="Title">
      <style:text-properties fo:language="en" fo:country="US"/>
    </style:style>
    <style:style style:name="P72" style:family="paragraph" style:parent-style-name="Subtitle">
      <style:text-properties fo:language="en" fo:country="US"/>
    </style:style>
    <style:style style:name="P73" style:family="paragraph" style:parent-style-name="Code">
      <style:text-properties fo:language="en" fo:country="US" officeooo:paragraph-rsid="00501bbf"/>
    </style:style>
    <style:style style:name="P74" style:family="paragraph" style:parent-style-name="Contents_20_1">
      <style:paragraph-properties>
        <style:tab-stops>
          <style:tab-stop style:position="18.002cm" style:type="right" style:leader-style="dotted" style:leader-text="."/>
        </style:tab-stops>
      </style:paragraph-properties>
    </style:style>
    <style:style style:name="P75" style:family="paragraph" style:parent-style-name="Contents_20_2">
      <style:paragraph-properties>
        <style:tab-stops>
          <style:tab-stop style:position="17.503cm" style:type="right" style:leader-style="dotted" style:leader-text="."/>
        </style:tab-stops>
      </style:paragraph-properties>
    </style:style>
    <style:style style:name="P76" style:family="paragraph" style:parent-style-name="Contents_20_3">
      <style:paragraph-properties>
        <style:tab-stops>
          <style:tab-stop style:position="17.004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Heading_20_1" style:list-style-name="">
      <style:text-properties fo:language="en" fo:country="US"/>
    </style:style>
    <style:style style:name="P79" style:family="paragraph" style:parent-style-name="Heading_20_1">
      <style:paragraph-properties fo:break-before="page"/>
      <style:text-properties fo:language="en" fo:country="US"/>
    </style:style>
    <style:style style:name="P80" style:family="paragraph" style:parent-style-name="Heading_20_1">
      <style:paragraph-properties fo:break-before="page"/>
      <style:text-properties fo:language="en" fo:country="US" officeooo:rsid="0026fd79" officeooo:paragraph-rsid="0026fd79"/>
    </style:style>
    <style:style style:name="P81" style:family="paragraph" style:parent-style-name="Heading_20_1">
      <style:paragraph-properties fo:break-before="page"/>
      <style:text-properties fo:language="en" fo:country="US" officeooo:paragraph-rsid="002762d9"/>
    </style:style>
    <style:style style:name="P82" style:family="paragraph" style:parent-style-name="Heading_20_1">
      <style:paragraph-properties fo:break-before="page"/>
      <style:text-properties officeooo:rsid="001f32ca" officeooo:paragraph-rsid="001f32ca"/>
    </style:style>
    <style:style style:name="P83" style:family="paragraph" style:parent-style-name="Heading_20_2">
      <style:text-properties fo:language="en" fo:country="US" officeooo:paragraph-rsid="001a2f96"/>
    </style:style>
    <style:style style:name="P84" style:family="paragraph" style:parent-style-name="Heading_20_2" style:list-style-name="">
      <style:text-properties fo:language="en" fo:country="US"/>
    </style:style>
    <style:style style:name="P85" style:family="paragraph" style:parent-style-name="Heading_20_2">
      <style:text-properties officeooo:rsid="00334343" officeooo:paragraph-rsid="00334343"/>
    </style:style>
    <style:style style:name="P86" style:family="paragraph" style:parent-style-name="Heading_20_2">
      <style:text-properties officeooo:rsid="00291534" officeooo:paragraph-rsid="00291534"/>
    </style:style>
    <style:style style:name="P87" style:family="paragraph" style:parent-style-name="Heading_20_2">
      <style:text-properties officeooo:paragraph-rsid="002fd05e"/>
    </style:style>
    <style:style style:name="P88" style:family="paragraph" style:parent-style-name="Heading_20_2">
      <style:text-properties officeooo:rsid="002fd05e" officeooo:paragraph-rsid="002fd05e"/>
    </style:style>
    <style:style style:name="P89" style:family="paragraph" style:parent-style-name="Heading_20_2">
      <style:paragraph-properties fo:break-before="page"/>
      <style:text-properties fo:language="en" fo:country="US"/>
    </style:style>
    <style:style style:name="P90" style:family="paragraph" style:parent-style-name="Heading_20_2">
      <style:paragraph-properties fo:break-before="page"/>
      <style:text-properties officeooo:rsid="002fd05e" officeooo:paragraph-rsid="002fd05e"/>
    </style:style>
    <style:style style:name="P91" style:family="paragraph" style:parent-style-name="Heading_20_3">
      <style:text-properties fo:language="en" fo:country="US"/>
    </style:style>
    <style:style style:name="P92" style:family="paragraph" style:parent-style-name="Heading_20_3">
      <style:text-properties fo:language="en" fo:country="US" officeooo:rsid="00141515" officeooo:paragraph-rsid="00141515"/>
    </style:style>
    <style:style style:name="P93" style:family="paragraph" style:parent-style-name="Heading_20_3">
      <style:text-properties fo:language="en" fo:country="US" officeooo:rsid="001479dd" officeooo:paragraph-rsid="001479dd"/>
    </style:style>
    <style:style style:name="P94" style:family="paragraph" style:parent-style-name="Heading_20_3" style:list-style-name="">
      <style:text-properties fo:language="en" fo:country="US" officeooo:rsid="001479dd" officeooo:paragraph-rsid="001479dd"/>
    </style:style>
    <style:style style:name="P95" style:family="paragraph" style:parent-style-name="Heading_20_3" style:list-style-name="">
      <style:text-properties fo:language="en" fo:country="US" officeooo:rsid="001479dd" officeooo:paragraph-rsid="00501bbf"/>
    </style:style>
    <style:style style:name="P96" style:family="paragraph" style:parent-style-name="Heading_20_3">
      <style:text-properties officeooo:rsid="001caf7a" officeooo:paragraph-rsid="001caf7a"/>
    </style:style>
    <style:style style:name="P97" style:family="paragraph" style:parent-style-name="Heading_20_3" style:list-style-name="">
      <style:text-properties officeooo:rsid="001caf7a" officeooo:paragraph-rsid="001caf7a"/>
    </style:style>
    <style:style style:name="P98" style:family="paragraph" style:parent-style-name="Heading_20_3">
      <style:text-properties officeooo:rsid="001ce697" officeooo:paragraph-rsid="001ce697"/>
    </style:style>
    <style:style style:name="P99" style:family="paragraph" style:parent-style-name="Heading_20_3">
      <style:paragraph-properties fo:break-before="page"/>
      <style:text-properties fo:language="en" fo:country="US" officeooo:rsid="001479dd" officeooo:paragraph-rsid="00501bbf"/>
    </style:style>
    <style:style style:name="P100" style:family="paragraph" style:parent-style-name="Heading_20_3">
      <style:paragraph-properties fo:break-before="page"/>
      <style:text-properties officeooo:rsid="001caf7a" officeooo:paragraph-rsid="001caf7a"/>
    </style:style>
    <style:style style:name="P101" style:family="paragraph" style:parent-style-name="Heading_20_3">
      <style:paragraph-properties fo:break-before="page"/>
      <style:text-properties officeooo:paragraph-rsid="001479dd"/>
    </style:style>
    <style:style style:name="P102" style:family="paragraph" style:parent-style-name="Heading_20_3">
      <style:paragraph-properties fo:break-before="page"/>
      <style:text-properties officeooo:paragraph-rsid="00501bbf"/>
    </style:style>
    <style:style style:name="P103" style:family="paragraph" style:parent-style-name="Text_20_body" style:list-style-name="L1">
      <style:text-properties fo:language="en" fo:country="US" officeooo:rsid="001479dd" officeooo:paragraph-rsid="001479dd"/>
    </style:style>
    <style:style style:name="P104" style:family="paragraph" style:parent-style-name="Text_20_body">
      <style:text-properties fo:language="en" fo:country="US" officeooo:rsid="001479dd" officeooo:paragraph-rsid="00501bbf"/>
    </style:style>
    <style:style style:name="P105" style:family="paragraph" style:parent-style-name="Text_20_body" style:list-style-name="L4">
      <style:text-properties fo:language="en" fo:country="US" officeooo:rsid="001a2f96" officeooo:paragraph-rsid="001a2f96"/>
    </style:style>
    <style:style style:name="P106" style:family="paragraph" style:parent-style-name="Text_20_body" style:list-style-name="L4">
      <style:text-properties fo:language="en" fo:country="US" officeooo:rsid="001a2f96" officeooo:paragraph-rsid="004451cb"/>
    </style:style>
    <style:style style:name="P107" style:family="paragraph" style:parent-style-name="Text_20_body" style:list-style-name="L5">
      <style:text-properties fo:language="en" fo:country="US" officeooo:rsid="001a2f96" officeooo:paragraph-rsid="001a84d9"/>
    </style:style>
    <style:style style:name="P108" style:family="paragraph" style:parent-style-name="Text_20_body" style:list-style-name="L6">
      <style:text-properties fo:language="en" fo:country="US" officeooo:rsid="001a2f96" officeooo:paragraph-rsid="001cf522"/>
    </style:style>
    <style:style style:name="P109" style:family="paragraph" style:parent-style-name="Text_20_body" style:list-style-name="L4">
      <style:text-properties fo:language="en" fo:country="US" officeooo:rsid="001a84d9" officeooo:paragraph-rsid="001a84d9"/>
    </style:style>
    <style:style style:name="P110" style:family="paragraph" style:parent-style-name="Text_20_body" style:list-style-name="L5">
      <style:text-properties fo:language="en" fo:country="US" officeooo:rsid="001a84d9" officeooo:paragraph-rsid="001a84d9"/>
    </style:style>
    <style:style style:name="P111" style:family="paragraph" style:parent-style-name="Text_20_body" style:list-style-name="L6">
      <style:text-properties fo:language="en" fo:country="US" officeooo:rsid="001cf522" officeooo:paragraph-rsid="001cf522"/>
    </style:style>
    <style:style style:name="P112" style:family="paragraph" style:parent-style-name="Text_20_body">
      <style:paragraph-properties fo:text-align="center" style:justify-single-word="false"/>
      <style:text-properties fo:language="en" fo:country="US" officeooo:rsid="0015a3ae" officeooo:paragraph-rsid="00501bbf"/>
    </style:style>
    <style:style style:name="P113" style:family="paragraph" style:parent-style-name="Text_20_body">
      <style:text-properties fo:language="en" fo:country="US" officeooo:rsid="0015a3ae" officeooo:paragraph-rsid="00501bbf"/>
    </style:style>
    <style:style style:name="P114" style:family="paragraph" style:parent-style-name="Text_20_body">
      <style:text-properties fo:language="en" fo:country="US" officeooo:paragraph-rsid="00501bbf"/>
    </style:style>
    <style:style style:name="P115" style:family="paragraph" style:parent-style-name="Text_20_body">
      <style:text-properties fo:language="en" fo:country="US" officeooo:rsid="00501bbf" officeooo:paragraph-rsid="00501bbf"/>
    </style:style>
    <style:style style:name="P116" style:family="paragraph" style:parent-style-name="Text_20_body" style:list-style-name="L2">
      <style:text-properties officeooo:rsid="00334343" officeooo:paragraph-rsid="00334343"/>
    </style:style>
    <style:style style:name="P117" style:family="paragraph" style:parent-style-name="Text_20_body" style:list-style-name="L3">
      <style:text-properties officeooo:rsid="00334343" officeooo:paragraph-rsid="00334343"/>
    </style:style>
    <style:style style:name="P118" style:family="paragraph" style:parent-style-name="Text_20_body" style:list-style-name="L3">
      <style:text-properties officeooo:paragraph-rsid="00334343"/>
    </style:style>
    <style:style style:name="P119" style:family="paragraph" style:parent-style-name="Text_20_body" style:list-style-name="L4">
      <style:text-properties officeooo:paragraph-rsid="0044e1b6"/>
    </style:style>
    <style:style style:name="P120" style:family="paragraph" style:parent-style-name="Text_20_body" style:list-style-name="L6">
      <style:text-properties officeooo:paragraph-rsid="001cf522"/>
    </style:style>
    <style:style style:name="P121" style:family="paragraph" style:parent-style-name="Text_20_body" style:list-style-name="L6">
      <style:text-properties officeooo:rsid="001cf522" officeooo:paragraph-rsid="001cf522"/>
    </style:style>
    <style:style style:name="P122" style:family="paragraph" style:parent-style-name="Text_20_body">
      <style:text-properties officeooo:paragraph-rsid="0015a3ae"/>
    </style:style>
    <style:style style:name="T1" style:family="text">
      <style:text-properties style:font-name="Roboto" fo:font-size="18.2000007629395pt" fo:language="en" fo:country="US" fo:font-weight="bold" officeooo:rsid="001313a2" style:font-name-asian="Noto Sans CJK SC Regular" style:font-size-asian="18.2000007629395pt" style:font-weight-asian="bold" style:font-name-complex="FreeSans" style:font-size-complex="18.2000007629395pt" style:font-weight-complex="bold"/>
    </style:style>
    <style:style style:name="T2" style:family="text">
      <style:text-properties style:font-name="Roboto" fo:font-size="18.2000007629395pt" fo:language="en" fo:country="US" fo:font-weight="bold" officeooo:rsid="002762d9" style:font-name-asian="Noto Sans CJK SC Regular" style:font-size-asian="18.2000007629395pt" style:font-weight-asian="bold" style:font-name-complex="FreeSans" style:font-size-complex="18.2000007629395pt" style:font-weight-complex="bold"/>
    </style:style>
    <style:style style:name="T3" style:family="text">
      <style:text-properties style:font-name="Roboto" fo:font-size="16.1000003814697pt" fo:font-weight="bold" officeooo:rsid="002fd05e" style:font-name-asian="Noto Sans CJK SC Regular" style:font-size-asian="16.1000003814697pt" style:font-weight-asian="bold" style:font-name-complex="FreeSans" style:font-size-complex="16.1000003814697pt" style:font-weight-complex="bold"/>
    </style:style>
    <style:style style:name="T4" style:family="text">
      <style:text-properties style:font-name="Roboto" fo:font-size="14.1000003814697pt" fo:language="en" fo:country="US" fo:font-weight="bold" officeooo:rsid="00501bbf" style:font-name-asian="Noto Sans CJK SC Regular" style:font-size-asian="14.1000003814697pt" style:font-weight-asian="bold" style:font-name-complex="FreeSans" style:font-size-complex="14.1000003814697pt" style:font-weight-complex="bold"/>
    </style:style>
    <style:style style:name="T5" style:family="text">
      <style:text-properties officeooo:rsid="00141515"/>
    </style:style>
    <style:style style:name="T6" style:family="text">
      <style:text-properties officeooo:rsid="001479dd"/>
    </style:style>
    <style:style style:name="T7" style:family="text">
      <style:text-properties style:font-name="Roboto Mono"/>
    </style:style>
    <style:style style:name="T8" style:family="text">
      <style:text-properties style:font-name="Roboto Mono" officeooo:rsid="00141515"/>
    </style:style>
    <style:style style:name="T9" style:family="text">
      <style:text-properties style:font-name="Roboto Mono" officeooo:rsid="0015a3ae"/>
    </style:style>
    <style:style style:name="T10" style:family="text">
      <style:text-properties style:font-name="Roboto Mono" officeooo:rsid="00501bbf"/>
    </style:style>
    <style:style style:name="T11" style:family="text">
      <style:text-properties style:font-name="Roboto Mono" fo:language="en" fo:country="US" officeooo:rsid="0015a3ae"/>
    </style:style>
    <style:style style:name="T12" style:family="text">
      <style:text-properties style:font-name="Roboto Mono" fo:language="en" fo:country="US" officeooo:rsid="00501bbf"/>
    </style:style>
    <style:style style:name="T13" style:family="text">
      <style:text-properties officeooo:rsid="0015a3ae"/>
    </style:style>
    <style:style style:name="T14" style:family="text">
      <style:text-properties officeooo:rsid="0017a017"/>
    </style:style>
    <style:style style:name="T15" style:family="text">
      <style:text-properties style:font-name="Roboto Mono1" officeooo:rsid="0017a017"/>
    </style:style>
    <style:style style:name="T16" style:family="text">
      <style:text-properties style:font-name="Roboto Mono1" officeooo:rsid="00501bbf"/>
    </style:style>
    <style:style style:name="T17" style:family="text">
      <style:text-properties officeooo:rsid="001a2f96"/>
    </style:style>
    <style:style style:name="T18" style:family="text">
      <style:text-properties officeooo:rsid="001a84d9"/>
    </style:style>
    <style:style style:name="T19" style:family="text">
      <style:text-properties fo:language="en" fo:country="US"/>
    </style:style>
    <style:style style:name="T20" style:family="text">
      <style:text-properties fo:language="en" fo:country="US" officeooo:rsid="001a84d9"/>
    </style:style>
    <style:style style:name="T21" style:family="text">
      <style:text-properties fo:language="en" fo:country="US" officeooo:rsid="001cf522"/>
    </style:style>
    <style:style style:name="T22" style:family="text">
      <style:text-properties fo:language="en" fo:country="US" officeooo:rsid="0026fd79"/>
    </style:style>
    <style:style style:name="T23" style:family="text">
      <style:text-properties fo:language="en" fo:country="US" officeooo:rsid="002762d9"/>
    </style:style>
    <style:style style:name="T24" style:family="text">
      <style:text-properties fo:language="en" fo:country="US" officeooo:rsid="00291534"/>
    </style:style>
    <style:style style:name="T25" style:family="text">
      <style:text-properties fo:language="en" fo:country="US" officeooo:rsid="002f5dfa"/>
    </style:style>
    <style:style style:name="T26" style:family="text">
      <style:text-properties fo:language="en" fo:country="US" officeooo:rsid="002e749d"/>
    </style:style>
    <style:style style:name="T27" style:family="text">
      <style:text-properties fo:language="en" fo:country="US" officeooo:rsid="003148d9"/>
    </style:style>
    <style:style style:name="T28" style:family="text">
      <style:text-properties fo:language="en" fo:country="US" officeooo:rsid="002e38ba"/>
    </style:style>
    <style:style style:name="T29" style:family="text">
      <style:text-properties fo:language="en" fo:country="US" officeooo:rsid="003da11d"/>
    </style:style>
    <style:style style:name="T30" style:family="text">
      <style:text-properties fo:language="en" fo:country="US" officeooo:rsid="004451cb"/>
    </style:style>
    <style:style style:name="T31" style:family="text">
      <style:text-properties fo:language="en" fo:country="US" officeooo:rsid="001a2f96"/>
    </style:style>
    <style:style style:name="T32" style:family="text">
      <style:text-properties fo:language="en" fo:country="US" officeooo:rsid="0044e1b6"/>
    </style:style>
    <style:style style:name="T33" style:family="text">
      <style:text-properties fo:language="en" fo:country="US" officeooo:rsid="001479dd"/>
    </style:style>
    <style:style style:name="T34" style:family="text">
      <style:text-properties fo:language="en" fo:country="US" officeooo:rsid="00501bbf"/>
    </style:style>
    <style:style style:name="T35" style:family="text">
      <style:text-properties fo:language="en" fo:country="US" officeooo:rsid="0015a3ae"/>
    </style:style>
    <style:style style:name="T36" style:family="text">
      <style:text-properties style:text-position="sub 58%"/>
    </style:style>
    <style:style style:name="T37" style:family="text">
      <style:text-properties style:text-position="sub 58%" officeooo:rsid="001a84d9"/>
    </style:style>
    <style:style style:name="T38" style:family="text">
      <style:text-properties style:text-position="sub 58%" fo:language="en" fo:country="US" officeooo:rsid="001a2f96"/>
    </style:style>
    <style:style style:name="T39" style:family="text">
      <style:text-properties style:text-position="sub 58%" officeooo:rsid="0046aff5"/>
    </style:style>
    <style:style style:name="T40" style:family="text">
      <style:text-properties officeooo:rsid="001c6e51"/>
    </style:style>
    <style:style style:name="T41" style:family="text">
      <style:text-properties officeooo:rsid="001ce697"/>
    </style:style>
    <style:style style:name="T42" style:family="text">
      <style:text-properties fo:color="#000000" style:text-outline="false" style:text-line-through-style="none" style:text-line-through-type="none" style:font-name="Liberation Sans" fo:font-size="12pt" fo:font-style="normal" fo:text-shadow="none" style:text-underline-style="none" fo:font-weight="normal" officeooo:rsid="003849fa"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officeooo:rsid="00231aac"/>
    </style:style>
    <style:style style:name="T44" style:family="text">
      <style:text-properties officeooo:rsid="0024c24f"/>
    </style:style>
    <style:style style:name="T45" style:family="text">
      <style:text-properties officeooo:rsid="0026fd79"/>
    </style:style>
    <style:style style:name="T46" style:family="text">
      <style:text-properties officeooo:rsid="00291534"/>
    </style:style>
    <style:style style:name="T47" style:family="text">
      <style:text-properties officeooo:rsid="002a3b8b"/>
    </style:style>
    <style:style style:name="T48" style:family="text">
      <style:text-properties officeooo:rsid="002f5dfa"/>
    </style:style>
    <style:style style:name="T49" style:family="text">
      <style:text-properties officeooo:rsid="002fd05e"/>
    </style:style>
    <style:style style:name="T50" style:family="text">
      <style:text-properties officeooo:rsid="00334343"/>
    </style:style>
    <style:style style:name="T51" style:family="text">
      <style:text-properties officeooo:rsid="0036439f"/>
    </style:style>
    <style:style style:name="T52" style:family="text">
      <style:text-properties officeooo:rsid="0036f28a"/>
    </style:style>
    <style:style style:name="T53" style:family="text">
      <style:text-properties officeooo:rsid="00386bc3"/>
    </style:style>
    <style:style style:name="T54" style:family="text">
      <style:text-properties officeooo:rsid="0039e119"/>
    </style:style>
    <style:style style:name="T55" style:family="text">
      <style:text-properties officeooo:rsid="003b033c"/>
    </style:style>
    <style:style style:name="T56" style:family="text">
      <style:text-properties officeooo:rsid="003c7b97"/>
    </style:style>
    <style:style style:name="T57" style:family="text">
      <style:text-properties officeooo:rsid="0041d4a8"/>
    </style:style>
    <style:style style:name="T58" style:family="text">
      <style:text-properties officeooo:rsid="004451cb"/>
    </style:style>
    <style:style style:name="T59" style:family="text">
      <style:text-properties officeooo:rsid="0044e1b6"/>
    </style:style>
    <style:style style:name="T60" style:family="text">
      <style:text-properties officeooo:rsid="0046aff5"/>
    </style:style>
    <style:style style:name="T61" style:family="text">
      <style:text-properties officeooo:rsid="00501bbf"/>
    </style:style>
    <style:style style:name="T62" style:family="text">
      <style:text-properties officeooo:rsid="0050e0a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99cm, 0cm, 2.11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number:number-style style:name="N10000" number:language="de" number:country="DE">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71"/>
      <text:p text:style-name="P71"/>
      <text:p text:style-name="P71"/>
      <text:p text:style-name="P71"/>
      <text:p text:style-name="P71">LatencyMeasure</text:p>
      <text:p text:style-name="P72">A tool to measure latency<text:line-break/>from keyb<text:span text:style-name="T45">o</text:span>ard or mouse input<text:line-break/>to a visual response on the scree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9"><text:date style:data-style-name="N81" text:date-value="2020-10-29T22:33:29.736127895">29. October 2020</text:date></text:p>
      <text:p text:style-name="P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2020 by Christian.Lorenz@gromeck.de</text:p>
      <text:p text:style-name="P30">This file is part of LatencyMeasure.</text:p>
      <text:p text:style-name="P30">LatencyMeasure is free software: you can redistribute it and/or modify it under the terms of the GNU General Public License as published by the Free Software Foundation, either version 3 of the License, or (at your option) any later version.</text:p>
      <text:p text:style-name="P30">LatencyMeasure is distributed in the hope that it will be useful, but WITHOUT ANY WARRANTY; without even the implied warranty of MERCHANTABILITY or FITNESS FOR A PARTICULAR PURPOSE. <text:s/>See the GNU General Public License for more details.</text:p>
      <text:p text:style-name="P30">You should have received a copy of the GNU General Public License along with LatencyMeasure. <text:s/>If not, see &lt;https://www.gnu.org/licenses/&g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Content</text:p>
          </text:index-title>
          <text:p text:style-name="P5"><text:a xlink:type="simple" xlink:href="#__RefHeading___Toc268_4030133609" text:style-name="Index_20_Link" text:visited-style-name="Index_20_Link"><text:s/>1. Introduction<text:tab/>4</text:a></text:p>
          <text:p text:style-name="P5"><text:a xlink:type="simple" xlink:href="#__RefHeading___Toc112_4030133609" text:style-name="Index_20_Link" text:visited-style-name="Index_20_Link"><text:s/>2. Device hardware<text:tab/>4</text:a></text:p>
          <text:p text:style-name="P5"><text:a xlink:type="simple" xlink:href="#__RefHeading___Toc114_4030133609" text:style-name="Index_20_Link" text:visited-style-name="Index_20_Link"><text:s/>3. Build the Software<text:tab/>5</text:a></text:p>
          <text:p text:style-name="P6"><text:a xlink:type="simple" xlink:href="#__RefHeading___Toc116_4030133609" text:style-name="Index_20_Link" text:visited-style-name="Index_20_Link"><text:s/>3.1. Software of the micro controller<text:tab/>5</text:a></text:p>
          <text:p text:style-name="P7"><text:a xlink:type="simple" xlink:href="#__RefHeading___Toc118_4030133609" text:style-name="Index_20_Link" text:visited-style-name="Index_20_Link"><text:s/>3.1.1. Arduino IDE support for the device<text:tab/>5</text:a></text:p>
          <text:p text:style-name="P7"><text:a xlink:type="simple" xlink:href="#__RefHeading___Toc120_4030133609" text:style-name="Index_20_Link" text:visited-style-name="Index_20_Link"><text:s/>3.1.2. Adding necessary libraries<text:tab/>5</text:a></text:p>
          <text:p text:style-name="P7"><text:a xlink:type="simple" xlink:href="#__RefHeading___Toc122_4030133609" text:style-name="Index_20_Link" text:visited-style-name="Index_20_Link"><text:s/>3.1.3. The sketch<text:tab/>5</text:a></text:p>
          <text:p text:style-name="P6"><text:a xlink:type="simple" xlink:href="#__RefHeading___Toc124_4030133609" text:style-name="Index_20_Link" text:visited-style-name="Index_20_Link"><text:s/>3.2. Test clients<text:tab/>6</text:a></text:p>
          <text:p text:style-name="P7"><text:a xlink:type="simple" xlink:href="#__RefHeading___Toc126_4030133609" text:style-name="Index_20_Link" text:visited-style-name="Index_20_Link"><text:s/>3.2.1. Ncurses-based test client<text:tab/>6</text:a></text:p>
          <text:p text:style-name="P7"><text:a xlink:type="simple" xlink:href="#__RefHeading___Toc128_4030133609" text:style-name="Index_20_Link" text:visited-style-name="Index_20_Link"><text:s/>3.2.2. Qt-based test client<text:tab/>7</text:a></text:p>
          <text:p text:style-name="P7"><text:a xlink:type="simple" xlink:href="#__RefHeading___Toc130_4030133609" text:style-name="Index_20_Link" text:visited-style-name="Index_20_Link"><text:s/>3.2.3. Web-based test client<text:tab/>8</text:a></text:p>
          <text:p text:style-name="P5"><text:a xlink:type="simple" xlink:href="#__RefHeading___Toc132_4030133609" text:style-name="Index_20_Link" text:visited-style-name="Index_20_Link"><text:s/>4. Use the device<text:tab/>9</text:a></text:p>
          <text:p text:style-name="P6"><text:a xlink:type="simple" xlink:href="#__RefHeading___Toc1325_2978855294" text:style-name="Index_20_Link" text:visited-style-name="Index_20_Link"><text:s/>4.1. Connectors<text:tab/>9</text:a></text:p>
          <text:p text:style-name="P6"><text:a xlink:type="simple" xlink:href="#__RefHeading___Toc1327_2978855294" text:style-name="Index_20_Link" text:visited-style-name="Index_20_Link"><text:s/>4.2. Buttons<text:tab/>9</text:a></text:p>
          <text:p text:style-name="P6"><text:a xlink:type="simple" xlink:href="#__RefHeading___Toc134_4030133609" text:style-name="Index_20_Link" text:visited-style-name="Index_20_Link"><text:s/>4.3. Calibration<text:tab/>10</text:a></text:p>
          <text:p text:style-name="P6"><text:a xlink:type="simple" xlink:href="#__RefHeading___Toc136_4030133609" text:style-name="Index_20_Link" text:visited-style-name="Index_20_Link"><text:s/>4.4. Run the built-in test<text:tab/>11</text:a></text:p>
          <text:p text:style-name="P6"><text:a xlink:type="simple" xlink:href="#__RefHeading___Toc138_4030133609" text:style-name="Index_20_Link" text:visited-style-name="Index_20_Link"><text:s/>4.5. Configure measurement<text:tab/>12</text:a></text:p>
          <text:p text:style-name="P7"><text:a xlink:type="simple" xlink:href="#__RefHeading___Toc152_4030133609" text:style-name="Index_20_Link" text:visited-style-name="Index_20_Link"><text:s/>4.5.1. Series of Measure<text:tab/>12</text:a></text:p>
          <text:p text:style-name="P7"><text:a xlink:type="simple" xlink:href="#__RefHeading___Toc154_4030133609" text:style-name="Index_20_Link" text:visited-style-name="Index_20_Link"><text:s/>4.5.2. Measure Pause<text:tab/>12</text:a></text:p>
          <text:p text:style-name="P7"><text:a xlink:type="simple" xlink:href="#__RefHeading___Toc156_4030133609" text:style-name="Index_20_Link" text:visited-style-name="Index_20_Link"><text:s/>4.5.3. HID Device Type<text:tab/>12</text:a></text:p>
          <text:p text:style-name="P7"><text:a xlink:type="simple" xlink:href="#__RefHeading___Toc158_4030133609" text:style-name="Index_20_Link" text:visited-style-name="Index_20_Link"><text:s/>4.5.4. HID Mouse Button<text:tab/>12</text:a></text:p>
          <text:p text:style-name="P7"><text:a xlink:type="simple" xlink:href="#__RefHeading___Toc160_4030133609" text:style-name="Index_20_Link" text:visited-style-name="Index_20_Link"><text:s/>4.5.5. HID Keyboard Key<text:tab/>12</text:a></text:p>
          <text:p text:style-name="P7"><text:a xlink:type="simple" xlink:href="#__RefHeading___Toc162_4030133609" text:style-name="Index_20_Link" text:visited-style-name="Index_20_Link"><text:s/>4.5.6. Timer start at …<text:tab/>13</text:a></text:p>
          <text:p text:style-name="P7"><text:a xlink:type="simple" xlink:href="#__RefHeading___Toc164_4030133609" text:style-name="Index_20_Link" text:visited-style-name="Index_20_Link"><text:s/>4.5.7. Exit config<text:tab/>13</text:a></text:p>
          <text:p text:style-name="P6"><text:a xlink:type="simple" xlink:href="#__RefHeading___Toc270_4030133609" text:style-name="Index_20_Link" text:visited-style-name="Index_20_Link"><text:s/>4.6. Screnshots<text:tab/>13</text:a></text:p>
          <text:p text:style-name="P6"><text:a xlink:type="simple" xlink:href="#__RefHeading___Toc142_4030133609" text:style-name="Index_20_Link" text:visited-style-name="Index_20_Link"><text:s/>4.7. Measure latency<text:tab/>14</text:a></text:p>
          <text:p text:style-name="P5"><text:a xlink:type="simple" xlink:href="#__RefHeading___Toc166_4030133609" text:style-name="Index_20_Link" text:visited-style-name="Index_20_Link"><text:s/>5. Interpret measured latency values<text:tab/>15</text:a></text:p>
          <text:p text:style-name="P6"><text:a xlink:type="simple" xlink:href="#__RefHeading___Toc272_4030133609" text:style-name="Index_20_Link" text:visited-style-name="Index_20_Link"><text:s/>5.1. Latency from input to output<text:tab/>15</text:a></text:p>
          <text:p text:style-name="P6"><text:a xlink:type="simple" xlink:href="#__RefHeading___Toc274_4030133609" text:style-name="Index_20_Link" text:visited-style-name="Index_20_Link"><text:s/>5.2. Typical Latency values<text:tab/>16</text:a></text:p>
          <text:p text:style-name="P6"><text:a xlink:type="simple" xlink:href="#__RefHeading___Toc276_4030133609" text:style-name="Index_20_Link" text:visited-style-name="Index_20_Link"><text:s/>5.3. Notes<text:tab/>16</text:a></text:p>
        </text:index-body>
      </text:table-of-content>
      <text:p text:style-name="P30"/>
      <text:h text:style-name="P80" text:outline-level="1"><text:bookmark-start text:name="__RefHeading___Toc268_4030133609"/>Introduction<text:bookmark-end text:name="__RefHeading___Toc268_4030133609"/></text:h>
      <text:p text:style-name="P58"><draw:frame draw:style-name="fr4" draw:name="Bild18" text:anchor-type="paragraph" svg:x="9.262cm" svg:y="-0.162cm" svg:width="8.735cm" svg:height="9.617cm" draw:z-index="3"><draw:image xlink:href="../../Ressources/Other/LatencyMeasure-Schema.png" xlink:type="simple" xlink:show="embed" xlink:actuate="onLoad" loext:mime-type="image/png"/></draw:frame><text:span text:style-name="T19">The LatencyMeasure device is used to measure the latency from a human input device (HID) to the response on the screen. This overall latency is sometimes called </text:span><text:span text:style-name="T29">lag</text:span><text:span text:style-name="T29"><text:note text:id="ftn1" text:note-class="footnote"><text:note-citation>1</text:note-citation><text:note-body><text:p text:style-name="Footnote"><text:a xlink:type="simple" xlink:href="https://en.wikipedia.org/wiki/Lag" text:style-name="Internet_20_link" text:visited-style-name="Visited_20_Internet_20_Link">https://en.wikipedia.org/wiki/Lag</text:a></text:p></text:note-body></text:note></text:span><text:span text:style-name="T29">, </text:span><text:span text:style-name="T19">i</text:span><text:span text:style-name="T22">nput lag </text:span><text:span text:style-name="T19">or finger-to-eye-latency.</text:span></text:p>
      <text:p text:style-name="P64"><text:span text:style-name="T28">The </text:span><text:span text:style-name="T27">measured </text:span><text:span text:style-name="T28">overall latency is the sum of </text:span><text:span text:style-name="T27">all </text:span><text:span text:style-name="T28">signal processing, bus transfers, refresh rates, response times, etc.</text:span></text:p>
      <text:p text:style-name="P45"/>
      <text:p text:style-name="P61"><text:span text:style-name="T26">The complete project is pu</text:span><text:span text:style-name="T25">b</text:span><text:span text:style-name="T26">lished on GitHub under</text:span></text:p>
      <text:p text:style-name="P59"><text:a xlink:type="simple" xlink:href="https://github.com/gromeck/LatencyMeasure" text:style-name="Internet_20_link" text:visited-style-name="Visited_20_Internet_20_Link"><text:span text:style-name="T19">https://github.com/gromeck/LatencyMeasure</text:span></text:a></text:p>
      <text:p text:style-name="P60"><text:span text:style-name="T19">The distribution contains the circuit, a PCB layout, a device enclosure, </text:span><text:span text:style-name="T27">sensor mount</text:span><text:span text:style-name="T19">, the devices software as well as test clients for Linux.</text:span></text:p>
      <text:h text:style-name="Heading_20_1" text:outline-level="1"><text:bookmark-start text:name="__RefHeading___Toc112_4030133609"/><text:span text:style-name="T2">D</text:span><text:span text:style-name="T22">evice h</text:span><text:span text:style-name="T1">ardware</text:span><text:bookmark-end text:name="__RefHeading___Toc112_4030133609"/></text:h>
      <text:p text:style-name="P69"><text:span text:style-name="T23">The device is based on an </text:span><text:span text:style-name="T24">Arduino</text:span><text:span text:style-name="T24"><text:note text:id="ftn2" text:note-class="footnote"><text:note-citation>2</text:note-citation><text:note-body><text:p text:style-name="Footnote"><text:a xlink:type="simple" xlink:href="https://en.wikipedia.org/wiki/Arduino" text:style-name="Internet_20_link" text:visited-style-name="Visited_20_Internet_20_Link">https://en.wikipedia.org/wiki/Arduino</text:a></text:p></text:note-body></text:note></text:span><text:span text:style-name="T24"> compatible micro </text:span><text:span text:style-name="T23">controller board. </text:span><text:span text:style-name="T29">This board has to be </text:span><text:span text:style-name="T24">capable to emulate keyboard and mouse via USB </text:span><text:span text:style-name="T29">(32u4- oder SAMD-micro-based controllers)</text:span><text:span text:style-name="T24">.</text:span></text:p>
      <table:table table:name="Tabelle3" table:style-name="Tabelle3" table:template-name="Einfache Zeilen">
        <table:table-column table:style-name="Tabelle3.A"/>
        <table:table-column table:style-name="Tabelle3.B"/>
        <table:table-row table:style-name="Tabelle3.1">
          <table:table-cell table:style-name="Tabelle3.A1" office:value-type="string">
            <text:p text:style-name="P18">Item</text:p>
          </table:table-cell>
          <table:table-cell table:style-name="Tabelle3.A1" office:value-type="string">
            <text:p text:style-name="P18">Specification</text:p>
          </table:table-cell>
        </table:table-row>
        <table:table-row table:style-name="Tabelle3.1">
          <table:table-cell table:style-name="Tabelle3.A2" office:value-type="string">
            <text:p text:style-name="P11">Controller Board</text:p>
          </table:table-cell>
          <table:table-cell table:style-name="Tabelle3.A2" office:value-type="string">
            <text:p text:style-name="P21">SparcFun Pro Micro</text:p>
          </table:table-cell>
        </table:table-row>
        <table:table-row table:style-name="Tabelle3.1">
          <table:table-cell table:style-name="Tabelle3.A3" office:value-type="string">
            <text:p text:style-name="P11">CPU</text:p>
          </table:table-cell>
          <table:table-cell table:style-name="Tabelle3.B3" office:value-type="float" office:value="0">
            <text:p text:style-name="P11">ATMEL<text:note text:id="ftn3" text:note-class="footnote"><text:note-citation>3</text:note-citation><text:note-body><text:p text:style-name="Footnote"><text:a xlink:type="simple" xlink:href="https://en.wikipedia.org/wiki/Atmel" text:style-name="Internet_20_link" text:visited-style-name="Visited_20_Internet_20_Link">https://en.wikipedia.org/wiki/Atmel</text:a></text:p></text:note-body></text:note> ATmega32U4</text:p>
          </table:table-cell>
        </table:table-row>
        <table:table-row table:style-name="Tabelle3.1">
          <table:table-cell table:style-name="Tabelle3.A2" office:value-type="string">
            <text:p text:style-name="P11">CPU frequency</text:p>
          </table:table-cell>
          <table:table-cell table:style-name="Tabelle3.A2" office:value-type="string">
            <text:p text:style-name="P21">8MHz</text:p>
          </table:table-cell>
        </table:table-row>
        <table:table-row table:style-name="Tabelle3.1">
          <table:table-cell table:style-name="Tabelle3.A3" office:value-type="string">
            <text:p text:style-name="P18">Measurement resolution</text:p>
          </table:table-cell>
          <table:table-cell table:style-name="Tabelle3.A3" office:value-type="string">
            <text:p text:style-name="P21">1ms</text:p>
          </table:table-cell>
        </table:table-row>
        <table:table-row table:style-name="Tabelle3.1">
          <table:table-cell table:style-name="Tabelle3.A2" office:value-type="string">
            <text:p text:style-name="P11">Number of digital inputs used</text:p>
          </table:table-cell>
          <table:table-cell table:style-name="Tabelle3.B6" office:value-type="float" office:value="3">
            <text:p text:style-name="P11">3</text:p>
          </table:table-cell>
        </table:table-row>
        <table:table-row table:style-name="Tabelle3.1">
          <table:table-cell table:style-name="Tabelle3.A3" office:value-type="string">
            <text:p text:style-name="P11">Number of digital outputs used</text:p>
          </table:table-cell>
          <table:table-cell table:style-name="Tabelle3.B3" office:value-type="float" office:value="3">
            <text:p text:style-name="P11">3</text:p>
          </table:table-cell>
        </table:table-row>
        <table:table-row table:style-name="Tabelle3.1">
          <table:table-cell table:style-name="Tabelle3.A2" office:value-type="string">
            <text:p text:style-name="P11">Number of analog inputs used</text:p>
          </table:table-cell>
          <table:table-cell table:style-name="Tabelle3.B6" office:value-type="float" office:value="2">
            <text:p text:style-name="P11">2</text:p>
          </table:table-cell>
        </table:table-row>
        <table:table-row table:style-name="Tabelle3.1">
          <table:table-cell table:style-name="Tabelle3.A3" office:value-type="string">
            <text:p text:style-name="P11">USB connector</text:p>
          </table:table-cell>
          <table:table-cell table:style-name="Tabelle3.A3" office:value-type="string">
            <text:p text:style-name="P21">yes, for keyboard and mouse HID emulation</text:p>
          </table:table-cell>
        </table:table-row>
        <table:table-row table:style-name="Tabelle3.1">
          <table:table-cell table:style-name="Tabelle3.A2" office:value-type="string">
            <text:p text:style-name="P11">Power</text:p>
          </table:table-cell>
          <table:table-cell table:style-name="Tabelle3.A2" office:value-type="string">
            <text:p text:style-name="P21">via USB connector</text:p>
          </table:table-cell>
        </table:table-row>
        <table:table-row table:style-name="Tabelle3.1">
          <table:table-cell table:style-name="Tabelle3.A11" office:value-type="string">
            <text:p text:style-name="P11">Sensor connector</text:p>
          </table:table-cell>
          <table:table-cell table:style-name="Tabelle3.B11" office:value-type="string">
            <text:p text:style-name="P21">via cinch connector</text:p>
          </table:table-cell>
        </table:table-row>
      </table:table>
      <text:p text:style-name="P44"/>
      <text:h text:style-name="P81" text:outline-level="1"><text:bookmark-start text:name="__RefHeading___Toc114_4030133609"/>Build the Software<text:bookmark-end text:name="__RefHeading___Toc114_4030133609"/></text:h>
      <text:p text:style-name="P31">If not already done, clone the repository</text:p>
      <text:p text:style-name="P3">git clone git@github.com:gromeck/LatencyMeasure.git</text:p>
      <text:h text:style-name="P83" text:outline-level="2"><text:bookmark-start text:name="__RefHeading___Toc116_4030133609"/>Software of the micro controller<text:bookmark-end text:name="__RefHeading___Toc116_4030133609"/></text:h>
      <text:h text:style-name="P91" text:outline-level="3"><text:bookmark-start text:name="__RefHeading___Toc118_4030133609"/>Arduino IDE support for the device<text:bookmark-end text:name="__RefHeading___Toc118_4030133609"/></text:h>
      <text:p text:style-name="P32"><text:span text:style-name="T6">To i</text:span><text:span text:style-name="T5">nstall the Arduino </text:span><text:span text:style-name="T6">IDE support for the used micro controller follow the instrutions found here:</text:span></text:p>
      <text:p text:style-name="P2">https://github.com/sparkfun/Arduino_Boards</text:p>
      <text:p text:style-name="P33">If this extension is installed correctly, the Arduino IDE should offer the board type „<text:span text:style-name="T7">SparcFun Pro Micro 3.3V/8MHz</text:span>“. Select it!</text:p>
      <text:p text:style-name="P33">After connecting the micro controller to your host, it should appear as „<text:span text:style-name="T7">/dev/ttyAMC&lt;number&gt;</text:span>“ or „<text:span text:style-name="T7">/dev/ttyUSB&lt;number&gt;</text:span>“. Select it!</text:p>
      <text:h text:style-name="P91" text:outline-level="3"><text:bookmark-start text:name="__RefHeading___Toc120_4030133609"/>Adding necessary libraries<text:bookmark-end text:name="__RefHeading___Toc120_4030133609"/></text:h>
      <text:p text:style-name="P33">Ensure that the following libraries are installed in the Arduino <text:span text:style-name="T6">IDE </text:span>environment:</text:p>
      <text:list xml:id="list160632091" text:style-name="L1">
        <text:list-item>
          <text:p text:style-name="P103">Adafruit SSD1306</text:p>
        </text:list-item>
      </text:list>
      <text:p text:style-name="P34">All other necessary software components are already contained in the Arduino IDE environment.</text:p>
      <text:h text:style-name="P92" text:outline-level="3"><text:bookmark-start text:name="__RefHeading___Toc122_4030133609"/>The sketch<text:bookmark-end text:name="__RefHeading___Toc122_4030133609"/></text:h>
      <text:p text:style-name="P32"><text:span text:style-name="T5">Start the Arduino IDE and open LatencyMeasure.ino sketch from the directory </text:span><text:span text:style-name="T8">./LatencyMeasure/LatencyMeasure/</text:span><text:span text:style-name="T5">.</text:span></text:p>
      <text:p text:style-name="P33">If the former steps were successfully done, the code can by compiled and linked. After finally uploading the sketch into the controller with the Arduino IDE, the controller should reset and startup with its splash screen and prompting in the main menu.</text:p>
      <text:h text:style-name="P84" text:outline-level="2"/>
      <text:h text:style-name="P89" text:outline-level="2"><text:bookmark-start text:name="__RefHeading___Toc124_4030133609"/>Test clients<text:bookmark-end text:name="__RefHeading___Toc124_4030133609"/></text:h>
      <text:p text:style-name="P35"><text:span text:style-name="T6">LatencyMeasure comes with a set of different test clients which can be used in different setups. </text:span><text:span text:style-name="T48">All test clients run under Linux.</text:span></text:p>
      <text:h text:style-name="P93" text:outline-level="3"><text:bookmark-start text:name="__RefHeading___Toc126_4030133609"/>Ncurses-based test client<text:bookmark-end text:name="__RefHeading___Toc126_4030133609"/></text:h>
      <text:p text:style-name="P34">This clients can be used in text console environments, or, of course, in the text console of a graphical shell like Xterm or others.</text:p>
      <text:p text:style-name="P36">This <text:span text:style-name="T47">implementation</text:span> can be found in <text:span text:style-name="T7">./LatencyMeasure/TestClient/ncurses</text:span>.</text:p>
      <text:p text:style-name="P114"><text:span text:style-name="T13">To </text:span><text:span text:style-name="T14">build</text:span><text:span text:style-name="T13"> the test client, do</text:span></text:p>
      <text:p text:style-name="P73">./<text:span text:style-name="T15">build.sh</text:span></text:p>
      <text:p text:style-name="P114"><text:span text:style-name="T13">To </text:span><text:span text:style-name="T14">build</text:span><text:span text:style-name="T13"> the test client </text:span><text:span text:style-name="T61">statically</text:span><text:span text:style-name="T13">, do</text:span></text:p>
      <text:p text:style-name="P73">./<text:span text:style-name="T15">build.sh --</text:span><text:span text:style-name="T16">enable-static</text:span></text:p>
      <text:p text:style-name="P113">If missing libraries or necessary tools are reported, fix them and rerun.</text:p>
      <text:p text:style-name="P36">Finally, the client can be started with</text:p>
      <text:p text:style-name="P2">./LatencyTest</text:p>
      <text:p text:style-name="P36">The test client should appear like this:</text:p>
      <text:p text:style-name="P37"><draw:frame draw:style-name="fr1" draw:name="Bild1" text:anchor-type="as-char" svg:width="13.63cm" svg:height="9.999cm" draw:z-index="0"><draw:image xlink:href="../../TestClient/ncurses/Screenshot.png" xlink:type="simple" xlink:show="embed" xlink:actuate="onLoad" loext:mime-type="image/png"/></draw:frame></text:p>
      <text:h text:style-name="P94" text:outline-level="3"/>
      <text:h text:style-name="P101" text:outline-level="3"><text:bookmark-start text:name="__RefHeading___Toc128_4030133609"/><text:span text:style-name="T4">FLTK</text:span><text:span text:style-name="T33">-based test client</text:span><text:bookmark-end text:name="__RefHeading___Toc128_4030133609"/></text:h>
      <text:p text:style-name="P34">This client can be used in graphical environments like X11.</text:p>
      <text:p text:style-name="P122"><text:span text:style-name="T35">This </text:span><text:span text:style-name="T34">implementation</text:span><text:span text:style-name="T35"> can be found in </text:span><text:span text:style-name="T11">./LatencyMeasure/TestClient/</text:span><text:span text:style-name="T12">FLTK</text:span><text:span text:style-name="T35">.</text:span></text:p>
      <text:p text:style-name="P41"><text:span text:style-name="T13">To </text:span><text:span text:style-name="T14">build</text:span><text:span text:style-name="T13"> the test client, do</text:span></text:p>
      <text:p text:style-name="P4">./<text:span text:style-name="T15">build.sh</text:span></text:p>
      <text:p text:style-name="P114"><text:span text:style-name="T13">To </text:span><text:span text:style-name="T14">build</text:span><text:span text:style-name="T13"> the test client </text:span><text:span text:style-name="T61">statically</text:span><text:span text:style-name="T13">, do</text:span></text:p>
      <text:p text:style-name="P73">./<text:span text:style-name="T15">build.sh --</text:span><text:span text:style-name="T16">enable-static</text:span></text:p>
      <text:p text:style-name="P39">If missing libraries or necessary tools are reported, fix them and rerun.</text:p>
      <text:p text:style-name="P39">Finally, the client can be started with</text:p>
      <text:p text:style-name="P4">./LatencyTest</text:p>
      <text:p text:style-name="P39">The test client should appear like this:</text:p>
      <text:p text:style-name="P38"><draw:frame draw:style-name="fr1" draw:name="Bild2" text:anchor-type="as-char" svg:width="8.32cm" svg:height="9.999cm" draw:z-index="1"><draw:image xlink:href="../../TestClient/FLTK/Screenshot.png" xlink:type="simple" xlink:show="embed" xlink:actuate="onLoad" loext:mime-type="image/png"/></draw:frame></text:p>
      <text:h text:style-name="P94" text:outline-level="3"/>
      <text:h text:style-name="P102" text:outline-level="3"><text:span text:style-name="T4">GTK+3.0</text:span><text:span text:style-name="T33">-based test client</text:span></text:h>
      <text:p text:style-name="P104">This client can be used in graphical environments like X11 or Wayland.</text:p>
      <text:p text:style-name="P114"><text:span text:style-name="T13">This </text:span><text:span text:style-name="T61">implementation</text:span><text:span text:style-name="T13"> can be found in </text:span><text:span text:style-name="T9">./LatencyMeasure/TestClient/</text:span><text:span text:style-name="T10">GTK+3</text:span><text:span text:style-name="T13">.</text:span></text:p>
      <text:p text:style-name="P114"><text:span text:style-name="T13">To </text:span><text:span text:style-name="T14">build</text:span><text:span text:style-name="T13"> the test client, do</text:span></text:p>
      <text:p text:style-name="P73">./<text:span text:style-name="T15">build.sh</text:span></text:p>
      <text:p text:style-name="P115">Static linking is not supported.</text:p>
      <text:p text:style-name="P113">If missing libraries or necessary tools are reported, fix them and rerun.</text:p>
      <text:p text:style-name="P113">Finally, the client can be started with</text:p>
      <text:p text:style-name="P73">./LatencyTest</text:p>
      <text:p text:style-name="P113">The test client should appear like this:</text:p>
      <text:p text:style-name="P112"><draw:frame draw:style-name="fr1" draw:name="Bild17" text:anchor-type="as-char" svg:width="8.32cm" svg:height="9.999cm" draw:z-index="19"><draw:image xlink:href="../../TestClient/GTK+3/Screenshot.png" xlink:type="simple" xlink:show="embed" xlink:actuate="onLoad" loext:mime-type="image/png"/></draw:frame></text:p>
      <text:h text:style-name="P99" text:outline-level="3">Qt-based test client</text:h>
      <text:p text:style-name="P104">This client can be used in graphical environments like X11 or Wayland.</text:p>
      <text:p text:style-name="P114"><text:span text:style-name="T13">This </text:span><text:span text:style-name="T61">implementation</text:span><text:span text:style-name="T13"> can be found in </text:span><text:span text:style-name="T9">./LatencyMeasure/TestClient/Qt4</text:span><text:span text:style-name="T13">.</text:span></text:p>
      <text:p text:style-name="P114"><text:span text:style-name="T13">To </text:span><text:span text:style-name="T14">build</text:span><text:span text:style-name="T13"> the test client, do</text:span></text:p>
      <text:p text:style-name="P73">./<text:span text:style-name="T15">build.sh</text:span></text:p>
      <text:p text:style-name="P115">Static linking is not supported.</text:p>
      <text:p text:style-name="P113">If missing libraries or necessary tools are reported, fix them and rerun.</text:p>
      <text:p text:style-name="P113">Finally, the client can be started with</text:p>
      <text:p text:style-name="P73">./LatencyTest</text:p>
      <text:p text:style-name="P113">The test client should appear like this:</text:p>
      <text:p text:style-name="P112"><draw:frame draw:style-name="fr1" draw:name="Bild21" text:anchor-type="as-char" svg:width="8.32cm" svg:height="9.999cm" draw:z-index="20"><draw:image xlink:href="../../TestClient/Qt4/Screenshot.png" xlink:type="simple" xlink:show="embed" xlink:actuate="onLoad" loext:mime-type="image/png"/></draw:frame></text:p>
      <text:h text:style-name="P95" text:outline-level="3"><text:span text:style-name="T33"/></text:h>
      <text:h text:style-name="P99" text:outline-level="3"><text:bookmark-start text:name="__RefHeading___Toc130_4030133609"/>Web-based test client<text:bookmark-end text:name="__RefHeading___Toc130_4030133609"/></text:h>
      <text:p text:style-name="P34">This client is implemented <text:span text:style-name="T13">in a single HTML file and makes use of JavaScript.</text:span></text:p>
      <text:p text:style-name="P40"><text:span text:style-name="T13">This implentation can be found in </text:span><text:span text:style-name="T9">./LatencyMeasure/TestClient/HTML</text:span><text:span text:style-name="T13">.</text:span></text:p>
      <text:p text:style-name="P36">To run it, simply point a browser to <text:span text:style-name="T7">./index.html</text:span> and follow the instructions.</text:p>
      <text:p text:style-name="P39">The test client should appear like this:</text:p>
      <text:p text:style-name="P38"><draw:frame draw:style-name="fr3" draw:name="Bild3" text:anchor-type="as-char" svg:width="10.901cm" svg:height="9.999cm" draw:z-index="2"><draw:image xlink:href="../../TestClient/HTML/Screenshot.png" xlink:type="simple" xlink:show="embed" xlink:actuate="onLoad" loext:mime-type="image/png"/></draw:frame></text:p>
      <text:h text:style-name="P78" text:outline-level="1"/>
      <text:h text:style-name="P79" text:outline-level="1"><text:bookmark-start text:name="__RefHeading___Toc132_4030133609"/>Use the device<text:bookmark-end text:name="__RefHeading___Toc132_4030133609"/></text:h>
      <text:p text:style-name="P46">The following section describes the use of the device from calibration to the measuring procedure.</text:p>
      <text:h text:style-name="P85" text:outline-level="2"><text:bookmark-start text:name="__RefHeading___Toc1325_2978855294"/>Connectors<text:bookmark-end text:name="__RefHeading___Toc1325_2978855294"/></text:h>
      <text:p text:style-name="P66">The device has two connectors:</text:p>
      <text:list xml:id="list417371546" text:style-name="L2">
        <text:list-item>
          <text:p text:style-name="P116">USB<text:line-break/>The USB port is connected to the system under test. The device will emulate a keyboard respectively a mouse.</text:p>
        </text:list-item>
        <text:list-item>
          <text:p text:style-name="P116">Sensor<text:line-break/>This cinch connector is used to plug in the sensor.</text:p>
        </text:list-item>
      </text:list>
      <text:h text:style-name="P85" text:outline-level="2"><text:bookmark-start text:name="__RefHeading___Toc1327_2978855294"/>Buttons<text:bookmark-end text:name="__RefHeading___Toc1327_2978855294"/></text:h>
      <text:p text:style-name="P66">The device has four buttons:</text:p>
      <text:list xml:id="list849055471" text:style-name="L3">
        <text:list-item>
          <text:p text:style-name="P117">RST is the reset button which simply restarts the device<text:line-break/>This is helpful when a series of measurements should be stopped.</text:p>
        </text:list-item>
        <text:list-item>
          <text:p text:style-name="P117">MENU is the button to switch between different choices which are shown in to bottom line of the display.</text:p>
        </text:list-item>
        <text:list-item>
          <text:p text:style-name="P117">OK is the button to select the selected option or menu item.</text:p>
        </text:list-item>
        <text:list-item>
          <text:p text:style-name="P118"><text:span text:style-name="T50">SCREENSHOT is the button to dump the current display content o</text:span><text:span text:style-name="T62">ver</text:span><text:span text:style-name="T50"> the USB link (see section </text:span><text:span text:style-name="T50"><text:bookmark-ref text:reference-format="number" text:ref-name="__RefNumPara__1174_2998137182">4.6</text:bookmark-ref></text:span><text:span text:style-name="T50">).<text:line-break/>This button is not available from the outside of the enclosure.</text:span></text:p>
        </text:list-item>
      </text:list>
      <text:h text:style-name="P89" text:outline-level="2"><text:bookmark-start text:name="__RefHeading___Toc134_4030133609"/>Calibration<text:bookmark-end text:name="__RefHeading___Toc134_4030133609"/></text:h>
      <text:p text:style-name="P42"><text:span text:style-name="T18">A test client is used for the calibration procedure. </text:span><text:span text:style-name="T17">The test clients always use a change from black to white on the screen whenever the key or mouse event occurs. To ensure a correct </text:span><text:span text:style-name="T18">detection</text:span><text:span text:style-name="T17"> of black </text:span><text:span text:style-name="T18">respectively</text:span><text:span text:style-name="T17"> white on the screen, the devices photo transistor has to be calibrated.</text:span></text:p>
      <text:list xml:id="list1554374730" text:style-name="L4">
        <text:list-item>
          <text:p text:style-name="P105">Connect the devices USB to power it up.</text:p>
        </text:list-item>
        <text:list-item>
          <text:p text:style-name="P105">Select “Calibrate Sensor” from the menu and press OK.<text:line-break/><draw:frame draw:style-name="fr2" draw:name="Bild19" text:anchor-type="as-char" svg:width="7.001cm" svg:height="1.73cm" draw:z-index="4"><draw:image xlink:href="../../Ressources/Screenshots/Screenshot-OLED-MENU-4.png" xlink:type="simple" xlink:show="embed" xlink:actuate="onLoad" loext:mime-type="image/png"/></draw:frame></text:p>
        </text:list-item>
        <text:list-item>
          <text:p text:style-name="P105">Start one of the test clients.</text:p>
        </text:list-item>
        <text:list-item>
          <text:p text:style-name="P105">Place the sensor over the sensor area of the test client.</text:p>
        </text:list-item>
        <text:list-item>
          <text:p text:style-name="P119"><text:span text:style-name="T31">Press OK once more on the device. The device will show the reference voltage (</text:span><text:span text:style-name="T32">U</text:span><text:span text:style-name="T38">ref</text:span><text:span text:style-name="T31">) </text:span><text:span text:style-name="T30">and </text:span><text:span text:style-name="T31">the voltage of the photo transistor (</text:span><text:span text:style-name="T32">U</text:span><text:span text:style-name="T38">in</text:span><text:span text:style-name="T31">) .<text:line-break/></text:span><text:span text:style-name="T31"><draw:frame draw:style-name="fr1" draw:name="Bild4" text:anchor-type="as-char" svg:width="7.001cm" svg:height="1.73cm" draw:z-index="5"><draw:image xlink:href="../../Ressources/Screenshots/Screenshot-OLED-Calibrate-Sensor-2.png" xlink:type="simple" xlink:show="embed" xlink:actuate="onLoad" loext:mime-type="image/png"/></draw:frame></text:span></text:p>
        </text:list-item>
        <text:list-item>
          <text:p text:style-name="P106"><text:span text:style-name="T58">Use the Button “Toggle sensors area background” in the test client some times. The device will compute the optimal value for </text:span><text:span text:style-name="T59">U</text:span><text:span text:style-name="T37">ref</text:span><text:span text:style-name="T18"> </text:span><text:span text:style-name="T58">as the average between dark and bright, </text:span><text:span text:style-name="T60">an</text:span><text:span text:style-name="T62">d</text:span><text:span text:style-name="T60"> display the delta to the current U</text:span><text:span text:style-name="T39">ref</text:span><text:span text:style-name="T58">.</text:span></text:p>
        </text:list-item>
        <text:list-item>
          <text:p text:style-name="P106">On the printed circuit you will find the trimmer R2 <text:span text:style-name="T58">to adjust </text:span><text:span text:style-name="T59">U</text:span><text:span text:style-name="T37">ref</text:span>.</text:p>
        </text:list-item>
        <text:list-item>
          <text:p text:style-name="P109">Adjust the reference voltage <text:span text:style-name="T59">U</text:span><text:span text:style-name="T36">ref</text:span> , <text:span text:style-name="T58">so that the delta is minimal and “OK” is displayed</text:span>.</text:p>
        </text:list-item>
      </text:list>
      <text:p text:style-name="P43">Whenever the sensor area is switched from black to white or vice versa, the current detected value should be shown as DARK or BRIGHT on the devices display very spontaneously.</text:p>
      <text:h text:style-name="P84" text:outline-level="2"/>
      <text:h text:style-name="P89" text:outline-level="2"><text:bookmark-start text:name="__RefHeading___Toc136_4030133609"/>Run the built-in test<text:bookmark-end text:name="__RefHeading___Toc136_4030133609"/></text:h>
      <text:p text:style-name="P43">The LatencyMeasure device has a built-in test procedure to verify the detection and check the devices response time. The response time should always be &lt;2ms.</text:p>
      <text:list xml:id="list900423923" text:style-name="L5">
        <text:list-item>
          <text:p text:style-name="P107">Connect the devices USB to power it up.</text:p>
        </text:list-item>
        <text:list-item>
          <text:p text:style-name="P107">Select “<text:span text:style-name="T18">Test Timing”</text:span> from the menu and press OK.<text:line-break/><draw:frame draw:style-name="fr1" draw:name="Bild5" text:anchor-type="as-char" svg:width="7.001cm" svg:height="1.73cm" draw:z-index="6"><draw:image xlink:href="../../Ressources/Screenshots/Screenshot-OLED-MENU-3.png" xlink:type="simple" xlink:show="embed" xlink:actuate="onLoad" loext:mime-type="image/png"/></draw:frame></text:p>
        </text:list-item>
        <text:list-item>
          <text:p text:style-name="P110">Place the sensor o<text:span text:style-name="T40">ver</text:span> the test LED.</text:p>
        </text:list-item>
        <text:list-item>
          <text:p text:style-name="P110">Select once more OK to start the verification.<text:line-break/><draw:frame draw:style-name="fr1" draw:name="Bild7" text:anchor-type="as-char" svg:width="7.001cm" svg:height="1.739cm" draw:z-index="10"><draw:image xlink:href="../../Ressources/Screenshots/Screenshot-OLED-Test-Timing-1.png" xlink:type="simple" xlink:show="embed" xlink:actuate="onLoad" loext:mime-type="image/png"/></draw:frame></text:p>
        </text:list-item>
        <text:list-item>
          <text:p text:style-name="P110">The LED lights up with doubling the time between each times.</text:p>
        </text:list-item>
        <text:list-item>
          <text:p text:style-name="P110">The device measures the time between the flashes.</text:p>
        </text:list-item>
        <text:list-item>
          <text:p text:style-name="P110">After the test series is done, the overall result is shown.<text:line-break/><draw:frame draw:style-name="fr1" draw:name="Bild6" text:anchor-type="as-char" svg:width="7.001cm" svg:height="1.73cm" draw:z-index="7"><draw:image xlink:href="../../Ressources/Screenshots/Screenshot-OLED-Test-Timing-2.png" xlink:type="simple" xlink:show="embed" xlink:actuate="onLoad" loext:mime-type="image/png"/></draw:frame></text:p>
        </text:list-item>
      </text:list>
      <text:p text:style-name="P47">A single failing measurement is still fine, repeat the procedure in that case.</text:p>
      <text:h text:style-name="P84" text:outline-level="2"/>
      <text:h text:style-name="P89" text:outline-level="2"><text:bookmark-start text:name="__RefHeading___Toc138_4030133609"/>Configure measurement<text:bookmark-end text:name="__RefHeading___Toc138_4030133609"/></text:h>
      <text:h text:style-name="P96" text:outline-level="3"><text:bookmark-start text:name="__RefHeading___Toc152_4030133609"/>Series of Measure<text:bookmark-end text:name="__RefHeading___Toc152_4030133609"/></text:h>
      <text:p text:style-name="P50">The device is capable to run series of measurements without user action.</text:p>
      <text:p text:style-name="P50">Select values of 1 (single), 10, 25 or 50 measurements.</text:p>
      <text:p text:style-name="P29"><draw:frame draw:style-name="fr1" draw:name="Bild20" text:anchor-type="as-char" svg:width="7.001cm" svg:height="1.739cm" draw:z-index="14"><draw:image xlink:href="../../Ressources/Screenshots/Screenshot-OLED-Configure-1.png" xlink:type="simple" xlink:show="embed" xlink:actuate="onLoad" loext:mime-type="image/png"/></draw:frame></text:p>
      <text:h text:style-name="P96" text:outline-level="3"><text:bookmark-start text:name="__RefHeading___Toc154_4030133609"/>Measure Pause<text:bookmark-end text:name="__RefHeading___Toc154_4030133609"/></text:h>
      <text:p text:style-name="P50">The device will perform a pause between each measurement when doing series.</text:p>
      <text:p text:style-name="P50">Select values of 500ms, 1s, 5s or 10s pause.</text:p>
      <text:p text:style-name="P29"><draw:frame draw:style-name="fr1" draw:name="Bild8" text:anchor-type="as-char" svg:width="7.001cm" svg:height="1.739cm" draw:z-index="15"><draw:image xlink:href="../../Ressources/Screenshots/Screenshot-OLED-Configure-2.png" xlink:type="simple" xlink:show="embed" xlink:actuate="onLoad" loext:mime-type="image/png"/></draw:frame></text:p>
      <text:h text:style-name="P96" text:outline-level="3"><text:bookmark-start text:name="__RefHeading___Toc156_4030133609"/>HID Device Type<text:bookmark-end text:name="__RefHeading___Toc156_4030133609"/></text:h>
      <text:p text:style-name="P50">The device can act as a keyboard as well as a mouse.</text:p>
      <text:p text:style-name="P50">Select values of Mouse or Keyboard.</text:p>
      <text:p text:style-name="P29"><draw:frame draw:style-name="fr1" draw:name="Bild9" text:anchor-type="as-char" svg:width="7.001cm" svg:height="1.739cm" draw:z-index="16"><draw:image xlink:href="../../Ressources/Screenshots/Screenshot-OLED-Configure-3.png" xlink:type="simple" xlink:show="embed" xlink:actuate="onLoad" loext:mime-type="image/png"/></draw:frame></text:p>
      <text:h text:style-name="P96" text:outline-level="3"><text:bookmark-start text:name="__RefHeading___Toc158_4030133609"/>HID Mouse Button<text:bookmark-end text:name="__RefHeading___Toc158_4030133609"/></text:h>
      <text:p text:style-name="P50">If the device operates as a mouse, the emulated mouse button can be configured.</text:p>
      <text:p text:style-name="P50">Select values of left, middle or right.</text:p>
      <text:p text:style-name="P29"><draw:frame draw:style-name="fr1" draw:name="Bild10" text:anchor-type="as-char" svg:width="7.001cm" svg:height="1.739cm" draw:z-index="17"><draw:image xlink:href="../../Ressources/Screenshots/Screenshot-OLED-Configure-4.png" xlink:type="simple" xlink:show="embed" xlink:actuate="onLoad" loext:mime-type="image/png"/></draw:frame></text:p>
      <text:h text:style-name="P96" text:outline-level="3"><text:bookmark-start text:name="__RefHeading___Toc160_4030133609"/>HID Keyboard Key<text:bookmark-end text:name="__RefHeading___Toc160_4030133609"/></text:h>
      <text:p text:style-name="P50">If the device operates as a keyboard, the emulated key can be configured.</text:p>
      <text:p text:style-name="P50">Select values of &lt;SPACE&gt;, &lt;RETURN&gt; or &lt;F10&gt;.</text:p>
      <text:p text:style-name="P29"><draw:frame draw:style-name="fr1" draw:name="Bild11" text:anchor-type="as-char" svg:width="7.001cm" svg:height="1.73cm" draw:z-index="18"><draw:image xlink:href="../../Ressources/Screenshots/Screenshot-OLED-Configure-5.png" xlink:type="simple" xlink:show="embed" xlink:actuate="onLoad" loext:mime-type="image/png"/></draw:frame></text:p>
      <text:h text:style-name="P97" text:outline-level="3"/>
      <text:h text:style-name="P100" text:outline-level="3"><text:bookmark-start text:name="__RefHeading___Toc162_4030133609"/>Timer start at …<text:bookmark-end text:name="__RefHeading___Toc162_4030133609"/></text:h>
      <text:p text:style-name="P51">Whenever a key or mouse button event is emulated, the devices first transmits the key/button down event, and <text:span text:style-name="T41">after a pause of 50ms </text:span>the key/button up event.</text:p>
      <text:p text:style-name="P51">Some environments react upon the first event <text:span text:style-name="T41">(e.g. the text console)</text:span>, some do react on the second one <text:span text:style-name="T41">(mostly graphical environments except the GUI requests the key/button down event)</text:span>.</text:p>
      <text:p text:style-name="P50">This <text:span text:style-name="T41">configuration </text:span>controls <text:span text:style-name="T41">whether timing starts upon the first or second one.</text:span></text:p>
      <text:p text:style-name="P29"><draw:frame draw:style-name="fr1" draw:name="Bild12" text:anchor-type="as-char" svg:width="7.001cm" svg:height="1.739cm" draw:z-index="12"><draw:image xlink:href="../../Ressources/Screenshots/Screenshot-OLED-Configure-6.png" xlink:type="simple" xlink:show="embed" xlink:actuate="onLoad" loext:mime-type="image/png"/></draw:frame></text:p>
      <text:h text:style-name="P98" text:outline-level="3"><text:bookmark-start text:name="__RefHeading___Toc164_4030133609"/>Exit config<text:bookmark-end text:name="__RefHeading___Toc164_4030133609"/></text:h>
      <text:p text:style-name="P52">Select this entry to return to the main menu.</text:p>
      <text:p text:style-name="P29"><draw:frame draw:style-name="fr1" draw:name="Bild13" text:anchor-type="as-char" svg:width="7.001cm" svg:height="1.739cm" draw:z-index="13"><draw:image xlink:href="../../Ressources/Screenshots/Screenshot-OLED-Configure-7.png" xlink:type="simple" xlink:show="embed" xlink:actuate="onLoad" loext:mime-type="image/png"/></draw:frame></text:p>
      <text:h text:style-name="P86" text:outline-level="2"><text:bookmark-start text:name="__RefNumPara__1174_2998137182"/><text:bookmark-start text:name="__RefHeading___Toc270_4030133609"/>Screnshots<text:bookmark-end text:name="__RefNumPara__1174_2998137182"/><text:bookmark-end text:name="__RefHeading___Toc270_4030133609"/></text:h>
      <text:p text:style-name="P57"><text:span text:style-name="T46">As a special or hidden feature, the device can dump the current content of the OLED display via the serial connection as a PBM</text:span><text:span text:style-name="T46"><text:note text:id="ftn4" text:note-class="footnote"><text:note-citation>4</text:note-citation><text:note-body><text:p text:style-name="Footnote"><text:a xlink:type="simple" xlink:href="https://de.wikipedia.org/wiki/Portable_Anymap" text:style-name="Internet_20_link" text:visited-style-name="Visited_20_Internet_20_Link">https://de.wikipedia.org/wiki/Portable_Anymap</text:a></text:p></text:note-body></text:note></text:span><text:span text:style-name="T46"> bitmap (P1). This format is ASCII-based and uses one bit per pixel.</text:span></text:p>
      <text:p text:style-name="P57"><text:span text:style-name="T46">The screenshot is triggered by the hardware switch </text:span><text:span text:style-name="T47">3</text:span><text:span text:style-name="T46"> on the PCB.</text:span></text:p>
      <text:p text:style-name="P56">The software distribution contains the script</text:p>
      <text:p text:style-name="Code">./LatencyMeasure/Ressources/Screenshots/getPBMviaSerial.sh</text:p>
      <text:p text:style-name="P65">to receive a screenshot from the serial link, and directly convert it to a colorized PNG.</text:p>
      <text:h text:style-name="P89" text:outline-level="2"><text:bookmark-start text:name="__RefHeading___Toc142_4030133609"/>Measure latency<text:bookmark-end text:name="__RefHeading___Toc142_4030133609"/></text:h>
      <text:p text:style-name="P48">Use one of the test clients to measure the latency in the requested environment.</text:p>
      <text:p text:style-name="P53"><text:span text:style-name="T21">E</text:span><text:span text:style-name="T19">nsure that the device was calibrated.</text:span></text:p>
      <text:list xml:id="list2794920521" text:style-name="L6">
        <text:list-item>
          <text:p text:style-name="P108">Connect the devices USB to power it up.</text:p>
        </text:list-item>
        <text:list-item>
          <text:p text:style-name="P120"><text:span text:style-name="T21">Select “Measurement</text:span><text:span text:style-name="T20">”</text:span><text:span text:style-name="T21"> from the menu and press OK.<text:line-break/></text:span><text:span text:style-name="T21"><draw:frame draw:style-name="fr1" draw:name="Bild14" text:anchor-type="as-char" svg:width="7.001cm" svg:height="1.739cm" draw:z-index="8"><draw:image xlink:href="../../Ressources/Screenshots/Screenshot-OLED-MENU-1.png" xlink:type="simple" xlink:show="embed" xlink:actuate="onLoad" loext:mime-type="image/png"/></draw:frame></text:span></text:p>
        </text:list-item>
        <text:list-item>
          <text:p text:style-name="P121"><text:span text:style-name="T19">Start the test client and setup the sensor to be over the sensor area on the screen.<text:line-break/></text:span><text:span text:style-name="T19"><draw:frame draw:style-name="fr1" draw:name="Bild15" text:anchor-type="as-char" svg:width="7.001cm" svg:height="1.739cm" draw:z-index="9"><draw:image xlink:href="../../Ressources/Screenshots/Screenshot-OLED-Measurement-1.png" xlink:type="simple" xlink:show="embed" xlink:actuate="onLoad" loext:mime-type="image/png"/></draw:frame></text:span></text:p>
        </text:list-item>
        <text:list-item>
          <text:p text:style-name="P111">Depending on the configuration, a single measurement or a series of measurements is performed.</text:p>
        </text:list-item>
        <text:list-item>
          <text:p text:style-name="P121"><text:span text:style-name="T19">When the measurement is done, the result is displayed on the device.<text:line-break/></text:span><text:span text:style-name="T19"><draw:frame draw:style-name="fr1" draw:name="Bild16" text:anchor-type="as-char" svg:width="7.001cm" svg:height="1.739cm" draw:z-index="11"><draw:image xlink:href="../../Ressources/Screenshots/Screenshot-OLED-Measurement-2.png" xlink:type="simple" xlink:show="embed" xlink:actuate="onLoad" loext:mime-type="image/png"/></draw:frame></text:span></text:p>
        </text:list-item>
      </text:list>
      <text:p text:style-name="P48">The displayed values are</text:p>
      <table:table table:name="Tabelle1" table:style-name="Tabelle1" table:template-name="Standardvorlage">
        <table:table-column table:style-name="Tabelle1.A"/>
        <table:table-column table:style-name="Tabelle1.B"/>
        <table:table-row table:style-name="Tabelle1.1">
          <table:table-cell table:style-name="Tabelle1.A1" office:value-type="string">
            <text:p text:style-name="P27">ok</text:p>
          </table:table-cell>
          <table:table-cell table:style-name="Tabelle1.B1" office:value-type="string">
            <text:p text:style-name="P10">The number of successfully performed measurements.</text:p>
          </table:table-cell>
        </table:table-row>
        <table:table-row table:style-name="Tabelle1.1">
          <table:table-cell table:style-name="Tabelle1.A2" office:value-type="string">
            <text:p text:style-name="P27">total</text:p>
          </table:table-cell>
          <table:table-cell table:style-name="Tabelle1.B2" office:value-type="string">
            <text:p text:style-name="P10">The total number of performed measurements.</text:p>
          </table:table-cell>
        </table:table-row>
        <table:table-row table:style-name="Tabelle1.1">
          <table:table-cell table:style-name="Tabelle1.A2" office:value-type="string">
            <text:p text:style-name="P27">min</text:p>
          </table:table-cell>
          <table:table-cell table:style-name="Tabelle1.B2" office:value-type="string">
            <text:p text:style-name="P10">The smallest value of measured latency in milliseconds.</text:p>
          </table:table-cell>
        </table:table-row>
        <table:table-row table:style-name="Tabelle1.1">
          <table:table-cell table:style-name="Tabelle1.A2" office:value-type="string">
            <text:p text:style-name="P27">avg</text:p>
          </table:table-cell>
          <table:table-cell table:style-name="Tabelle1.B2" office:value-type="string">
            <text:p text:style-name="P10">The average value of measured latency in milliseconds.</text:p>
          </table:table-cell>
        </table:table-row>
        <table:table-row table:style-name="Tabelle1.1">
          <table:table-cell table:style-name="Tabelle1.A2" office:value-type="string">
            <text:p text:style-name="P27">max</text:p>
          </table:table-cell>
          <table:table-cell table:style-name="Tabelle1.B2" office:value-type="string">
            <text:p text:style-name="P10">The highest value of measured latency in <text:span text:style-name="T52">milliseconds.</text:span></text:p>
          </table:table-cell>
        </table:table-row>
      </table:table>
      <text:p text:style-name="P55"/>
      <text:h text:style-name="P82" text:outline-level="1"><text:bookmark-start text:name="__RefHeading___Toc166_4030133609"/>Interpret measured latency values<text:bookmark-end text:name="__RefHeading___Toc166_4030133609"/></text:h>
      <text:h text:style-name="P87" text:outline-level="2"><text:bookmark-start text:name="__RefHeading___Toc272_4030133609"/><text:span text:style-name="T49">Latenc</text:span><text:span text:style-name="T3">y from input to output</text:span><text:bookmark-end text:name="__RefHeading___Toc272_4030133609"/></text:h>
      <text:p text:style-name="P54">The following table shows the different steps in the overall chain between input and output.</text:p>
      <table:table table:name="Tabelle2" table:style-name="Tabelle2" table:template-name="Einfache Zeilen">
        <table:table-column table:style-name="Tabelle2.A"/>
        <table:table-column table:style-name="Tabelle2.B"/>
        <table:table-column table:style-name="Tabelle2.C"/>
        <table:table-header-rows>
          <table:table-row table:style-name="Tabelle2.1">
            <table:table-cell table:style-name="Tabelle2.A1" office:value-type="string">
              <text:p text:style-name="P12">Step</text:p>
            </table:table-cell>
            <table:table-cell table:style-name="Tabelle2.B1" office:value-type="string">
              <text:p text:style-name="P12">Explanation</text:p>
            </table:table-cell>
            <table:table-cell table:style-name="Tabelle2.A1" office:value-type="string">
              <text:p text:style-name="P12">Typical Latency</text:p>
            </table:table-cell>
          </table:table-row>
        </table:table-header-rows>
        <table:table-row table:style-name="Tabelle2.2">
          <table:table-cell table:style-name="Tabelle2.A2" office:value-type="string">
            <text:p text:style-name="P12">USB</text:p>
          </table:table-cell>
          <table:table-cell table:style-name="Tabelle2.B2" office:value-type="string">
            <text:p text:style-name="P22">The <text:span text:style-name="T54">input is processed from the HID device via a USB hub into the USB host controller, passed o</text:span><text:span text:style-name="T56">ver</text:span><text:span text:style-name="T54"> the system bus, queued and processed by the kernels IO-system.</text:span></text:p>
          </table:table-cell>
          <table:table-cell table:style-name="Tabelle2.A2" office:value-type="string">
            <text:p text:style-name="P22">&lt;1ms</text:p>
          </table:table-cell>
        </table:table-row>
        <table:table-row table:style-name="Tabelle2.3">
          <table:table-cell table:style-name="Tabelle2.A3" office:value-type="string">
            <text:p text:style-name="P12">GUI</text:p>
          </table:table-cell>
          <table:table-cell table:style-name="Tabelle2.B3" office:value-type="string">
            <text:p text:style-name="P22">The GUI toolkit receives the input from the IO-System, does the event-to-widget correlation, <text:span text:style-name="T53">and passes the input as an event to the application.</text:span></text:p>
          </table:table-cell>
          <table:table-cell table:style-name="Tabelle2.A3" office:value-type="string">
            <text:p text:style-name="P22">&lt;1ms</text:p>
          </table:table-cell>
        </table:table-row>
        <table:table-row table:style-name="Tabelle2.4">
          <table:table-cell table:style-name="Tabelle2.A2" office:value-type="string">
            <text:p text:style-name="P12">Application</text:p>
          </table:table-cell>
          <table:table-cell table:style-name="Tabelle2.B4" office:value-type="float" office:value="0">
            <text:p text:style-name="P12">The input is processed by the application, special processing is performed, like DB or file operation, computations, or what ever this event should do.</text:p>
            <text:p text:style-name="P13">The application also triggers the output.</text:p>
          </table:table-cell>
          <table:table-cell table:style-name="Tabelle2.A2" office:value-type="string">
            <text:p text:style-name="P14">&lt;1ms<text:line-break/>for <text:span text:style-name="T55">quick operations or asynchronous processing </text:span></text:p>
          </table:table-cell>
        </table:table-row>
        <table:table-row table:style-name="Tabelle2.5">
          <table:table-cell table:style-name="Tabelle2.A3" office:value-type="string">
            <text:p text:style-name="P13">GUI</text:p>
          </table:table-cell>
          <table:table-cell table:style-name="Tabelle2.B3" office:value-type="string">
            <text:p text:style-name="P22">GUI toolkit processes the <text:span text:style-name="T53">instruction from the application to initiate a change on the GUI (e.g. drawing the changed widget).</text:span></text:p>
          </table:table-cell>
          <table:table-cell table:style-name="Tabelle2.A3" office:value-type="string">
            <text:p text:style-name="P22">&lt;1ms</text:p>
          </table:table-cell>
        </table:table-row>
        <table:table-row table:style-name="Tabelle2.6">
          <table:table-cell table:style-name="Tabelle2.A2" office:value-type="string">
            <text:p text:style-name="P13">Network layer</text:p>
          </table:table-cell>
          <table:table-cell table:style-name="Tabelle2.B2" office:value-type="string">
            <text:p text:style-name="P22">This layer is missing in a local setup.<text:line-break/>In an environment where the display is forwarded via VNC, RDP, X11, or any other technologie, this might produce high latency, as multiple network messages are passed in the processing of events.</text:p>
            <text:p text:style-name="P23">This layer not always at this point in the stack; this simply depends on the technology.</text:p>
          </table:table-cell>
          <table:table-cell table:style-name="Tabelle2.A2" office:value-type="string">
            <text:p text:style-name="P28"><text:span text:style-name="T42">n * RTT</text:span><text:span text:style-name="T42"><text:note text:id="ftn5" text:note-class="footnote"><text:note-citation>5</text:note-citation><text:note-body><text:p text:style-name="Footnote"><text:a xlink:type="simple" xlink:href="https://en.wikipedia.org/wiki/Round-trip_delay" text:style-name="Internet_20_link" text:visited-style-name="Visited_20_Internet_20_Link">https://en.wikipedia.org/wiki/Round-trip_delay</text:a></text:p></text:note-body></text:note></text:span></text:p>
          </table:table-cell>
        </table:table-row>
        <table:table-row table:style-name="Tabelle2.7">
          <table:table-cell table:style-name="Tabelle2.A3" office:value-type="string">
            <text:p text:style-name="P13">Graphical sub-system</text:p>
          </table:table-cell>
          <table:table-cell table:style-name="Tabelle2.B3" office:value-type="string">
            <text:p text:style-name="P23">The graphical sub-system (like X11 or Wayland) processes the instruction on base of drawing primitives. These are processed (e.g. clipping, Z-axis, …) and the graphical operations are passed to the graphic card.</text:p>
          </table:table-cell>
          <table:table-cell table:style-name="Tabelle2.A3" office:value-type="string">
            <text:p text:style-name="P22">&lt;1ms</text:p>
          </table:table-cell>
        </table:table-row>
        <table:table-row table:style-name="Tabelle2.8">
          <table:table-cell table:style-name="Tabelle2.A2" office:value-type="string">
            <text:p text:style-name="P13">Graphic card driver</text:p>
          </table:table-cell>
          <table:table-cell table:style-name="Tabelle2.B2" office:value-type="string">
            <text:p text:style-name="P23">This component does the translation from the graphical sub-system into operations that work on the graphic cards video memory.</text:p>
          </table:table-cell>
          <table:table-cell table:style-name="Tabelle2.A2" office:value-type="string">
            <text:p text:style-name="P22">&lt;1ms</text:p>
          </table:table-cell>
        </table:table-row>
        <table:table-row table:style-name="Tabelle2.9">
          <table:table-cell table:style-name="Tabelle2.A3" office:value-type="string">
            <text:p text:style-name="P13">Graphic card</text:p>
          </table:table-cell>
          <table:table-cell table:style-name="Tabelle2.B3" office:value-type="string">
            <text:p text:style-name="P23">The video memory is transferred via the display connection (e.g. VGA, HDMI, DisplayPort, …) to the displaying device.</text:p>
          </table:table-cell>
          <table:table-cell table:style-name="Tabelle2.A3" office:value-type="string">
            <text:p text:style-name="P22">&lt;1ms</text:p>
          </table:table-cell>
        </table:table-row>
        <table:table-row table:style-name="Tabelle2.10">
          <table:table-cell table:style-name="Tabelle2.A2" office:value-type="string">
            <text:p text:style-name="P13">Monitor signal processing</text:p>
          </table:table-cell>
          <table:table-cell table:style-name="Tabelle2.B2" office:value-type="string">
            <text:p text:style-name="P24">The monitor processes the stream of incoming data and pushes this to the LED panel. This doesn’t produce a constant latency, as this is done in a certain frequency.</text:p>
          </table:table-cell>
          <table:table-cell table:style-name="Tabelle2.C10" office:value-type="float" office:value="0">
            <text:p text:style-name="P15">16.<text:span text:style-name="T43">6</text:span>ms @ 60Hz</text:p>
            <text:p text:style-name="P15">10ms @ 100Hz</text:p>
            <text:p text:style-name="P17">6.94 @ 144Hz</text:p>
          </table:table-cell>
        </table:table-row>
        <table:table-row table:style-name="Tabelle2.11">
          <table:table-cell table:style-name="Tabelle2.A11" office:value-type="string">
            <text:p text:style-name="P13">Monitor display</text:p>
          </table:table-cell>
          <table:table-cell table:style-name="Tabelle2.B11" office:value-type="string">
            <text:p text:style-name="P24">Finally the response time<text:note text:id="ftn6" text:note-class="footnote"><text:note-citation>6</text:note-citation><text:note-body><text:p text:style-name="Footnote"><text:a xlink:type="simple" xlink:href="https://en.wikipedia.org/wiki/Response_time_(technology)#Display_technologies" text:style-name="Internet_20_link" text:visited-style-name="Visited_20_Internet_20_Link">https://en.wikipedia.org/wiki/Response_time_(technology)#Display_technologies</text:a></text:p></text:note-body></text:note> of the monitor depends on the used technology. This is normally measured in grey-to-gray</text:p>
          </table:table-cell>
          <table:table-cell table:style-name="Tabelle2.C11" office:value-type="float" office:value="0">
            <text:p text:style-name="P16">&gt;1ms for TN<text:note text:id="ftn7" text:note-class="footnote"><text:note-citation>7</text:note-citation><text:note-body><text:p text:style-name="Footnote"><text:a xlink:type="simple" xlink:href="https://en.wikipedia.org/wiki/Thin-film-transistor_liquid-crystal_display#Twisted_nematic_(TN)" text:style-name="Internet_20_link" text:visited-style-name="Visited_20_Internet_20_Link">https://en.wikipedia.org/wiki/Thin-film-transistor_liquid-crystal_display#Twisted_nematic_(TN)</text:a></text:p></text:note-body></text:note> panels</text:p>
            <text:p text:style-name="P16">&gt;4ms for IPS<text:note text:id="ftn8" text:note-class="footnote"><text:note-citation>8</text:note-citation><text:note-body><text:p text:style-name="Footnote"><text:a xlink:type="simple" xlink:href="https://en.wikipedia.org/wiki/IPS_panel" text:style-name="Internet_20_link" text:visited-style-name="Visited_20_Internet_20_Link">https://en.wikipedia.org/wiki/IPS_panel</text:a></text:p></text:note-body></text:note> panels</text:p>
          </table:table-cell>
        </table:table-row>
      </table:table>
      <text:p text:style-name="P63"/>
      <text:h text:style-name="P90" text:outline-level="2"><text:bookmark-start text:name="__RefHeading___Toc274_4030133609"/>Typical Latenc<text:span text:style-name="T51">y values</text:span><text:bookmark-end text:name="__RefHeading___Toc274_4030133609"/></text:h>
      <text:p text:style-name="P62">The following tables shows the typical overall latencies with the different test clients and environments (measured in a series of 10).</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25">Test Client</text:p>
          </table:table-cell>
          <table:table-cell table:style-name="Tabelle4.B1" office:value-type="string">
            <text:p text:style-name="P25">Environment</text:p>
          </table:table-cell>
          <table:table-cell table:style-name="Tabelle4.B1" office:value-type="string">
            <text:p text:style-name="P26">min [ms]</text:p>
          </table:table-cell>
          <table:table-cell table:style-name="Tabelle4.B1" office:value-type="string">
            <text:p text:style-name="P26">avg [ms]</text:p>
          </table:table-cell>
          <table:table-cell table:style-name="Tabelle4.A1" office:value-type="string">
            <text:p text:style-name="P26">max [ms]</text:p>
          </table:table-cell>
        </table:table-row>
        <table:table-row table:style-name="Tabelle4.2">
          <table:table-cell table:style-name="Tabelle4.A2" office:value-type="string">
            <text:p text:style-name="P19">ncurses</text:p>
          </table:table-cell>
          <table:table-cell table:style-name="Tabelle4.B2" office:value-type="string">
            <text:p text:style-name="P19">X11/xterm</text:p>
          </table:table-cell>
          <table:table-cell table:style-name="Tabelle4.C2" office:value-type="float" office:value="6">
            <text:p text:style-name="P20">6</text:p>
          </table:table-cell>
          <table:table-cell table:style-name="Tabelle4.D2" office:value-type="float" office:value="22">
            <text:p text:style-name="P20">22</text:p>
          </table:table-cell>
          <table:table-cell table:style-name="Tabelle4.E2" office:value-type="float" office:value="35">
            <text:p text:style-name="P20">35</text:p>
          </table:table-cell>
        </table:table-row>
        <table:table-row table:style-name="Tabelle4.3">
          <table:table-cell table:style-name="Tabelle4.A5" office:value-type="string">
            <text:p text:style-name="P19">ncurses</text:p>
          </table:table-cell>
          <table:table-cell table:style-name="Tabelle4.B3" office:value-type="string">
            <text:p text:style-name="P19">FB/console</text:p>
          </table:table-cell>
          <table:table-cell table:style-name="Tabelle4.C2" office:value-type="float" office:value="20">
            <text:p text:style-name="P20">20</text:p>
          </table:table-cell>
          <table:table-cell table:style-name="Tabelle4.D2" office:value-type="float" office:value="29">
            <text:p text:style-name="P20">29</text:p>
          </table:table-cell>
          <table:table-cell table:style-name="Tabelle4.E2" office:value-type="float" office:value="37">
            <text:p text:style-name="P20">37</text:p>
          </table:table-cell>
        </table:table-row>
        <table:table-row table:style-name="Tabelle4.4">
          <table:table-cell table:style-name="Tabelle4.A2" office:value-type="string">
            <text:p text:style-name="P19">Qt4</text:p>
          </table:table-cell>
          <table:table-cell table:style-name="Tabelle4.B2" office:value-type="string">
            <text:p text:style-name="P19">X11</text:p>
          </table:table-cell>
          <table:table-cell table:style-name="Tabelle4.C2" office:value-type="float" office:value="53">
            <text:p text:style-name="P20">53</text:p>
          </table:table-cell>
          <table:table-cell table:style-name="Tabelle4.D2" office:value-type="float" office:value="54">
            <text:p text:style-name="P20">54</text:p>
          </table:table-cell>
          <table:table-cell table:style-name="Tabelle4.E2" office:value-type="float" office:value="57">
            <text:p text:style-name="P20">57</text:p>
          </table:table-cell>
        </table:table-row>
        <table:table-row table:style-name="Tabelle4.5">
          <table:table-cell table:style-name="Tabelle4.A5" office:value-type="string">
            <text:p text:style-name="P19">HTML/Firefox 78.x</text:p>
          </table:table-cell>
          <table:table-cell table:style-name="Tabelle4.B5" office:value-type="string">
            <text:p text:style-name="P19">X11</text:p>
          </table:table-cell>
          <table:table-cell table:style-name="Tabelle4.C2" office:value-type="float" office:value="55">
            <text:p text:style-name="P20">55</text:p>
          </table:table-cell>
          <table:table-cell table:style-name="Tabelle4.D2" office:value-type="float" office:value="65">
            <text:p text:style-name="P20">65</text:p>
          </table:table-cell>
          <table:table-cell table:style-name="Tabelle4.E2" office:value-type="float" office:value="78">
            <text:p text:style-name="P20">78</text:p>
          </table:table-cell>
        </table:table-row>
        <table:table-row table:style-name="Tabelle4.6">
          <table:table-cell table:style-name="Tabelle4.A2" office:value-type="string">
            <text:p text:style-name="P19">HTML/Chrome 83.x</text:p>
          </table:table-cell>
          <table:table-cell table:style-name="Tabelle4.B2" office:value-type="string">
            <text:p text:style-name="P19">X11</text:p>
          </table:table-cell>
          <table:table-cell table:style-name="Tabelle4.C2" office:value-type="float" office:value="67">
            <text:p text:style-name="P20">67</text:p>
          </table:table-cell>
          <table:table-cell table:style-name="Tabelle4.D2" office:value-type="float" office:value="73">
            <text:p text:style-name="P20">73</text:p>
          </table:table-cell>
          <table:table-cell table:style-name="Tabelle4.E2" office:value-type="float" office:value="80">
            <text:p text:style-name="P20">80</text:p>
          </table:table-cell>
        </table:table-row>
      </table:table>
      <text:p text:style-name="P62"/>
      <text:h text:style-name="P88" text:outline-level="2"><text:bookmark-start text:name="__RefHeading___Toc276_4030133609"/>Notes<text:bookmark-end text:name="__RefHeading___Toc276_4030133609"/></text:h>
      <text:p text:style-name="P70">Whenever you change the monitor, re-calibrate, as different monitors have different brightness.</text:p>
      <text:p text:style-name="P68"><text:span text:style-name="T43">In a local display setup you will measure latency values with a</text:span><text:span text:style-name="T44">n empirical variance at least of the refresh rate of the monitor.</text:span></text:p>
      <text:p text:style-name="P67"><text:span text:style-name="T44">If you have to compare values between different setups – especially when you want to measure network impact – try to use the same monitor. </text:span><text:span text:style-name="T55">Also c</text:span><text:span text:style-name="T44">heck the specification of </text:span><text:span text:style-name="T55">the other </text:span><text:span text:style-name="T44">used hardware </text:span><text:span text:style-name="T55">components </text:span><text:span text:style-name="T44">(e.g. USB speed, network speed, </text:span><text:span text:style-name="T57">screen resolution, </text:span><text:span text:style-name="T44">display standard and its speed, monitor refresh rate and response tim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Mono" svg:font-family="'Roboto Mono'" style:font-pitch="variable"/>
    <style:font-face style:name="Roboto Mono1"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oboto" fo:font-family="Roboto"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Roboto" fo:font-family="Roboto"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oboto" fo:font-family="Robot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fo:font-family="Roboto"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f5f5f5"/>
      <style:paragraph-properties fo:margin-left="0.3cm" fo:margin-right="0.3cm" fo:margin-top="0.3cm" fo:margin-bottom="0.3cm" loext:contextual-spacing="false" fo:text-indent="0cm" style:auto-text-indent="false" style:page-number="auto" fo:background-color="#f5f5f5" fo:padding="0.3cm" fo:border="none"/>
      <style:text-properties style:font-name="Roboto Mono1" fo:font-family="'Roboto Mono'"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padding="0.101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style:style style:name="Einfache_20_Zeilen.1" style:display-name="Einfache Zeil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2" style:display-name="Einfache Zeil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3" style:display-name="Einfache Zeil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4" style:display-name="Einfache Zeil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5" style:display-name="Einfache Zeilen.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6" style:display-name="Einfache Zeilen.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7" style:display-name="Einfache Zeil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8" style:display-name="Einfache Zeil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9" style:display-name="Einfache Zeilen.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0" style:display-name="Einfache Zeilen.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1" style:display-name="Einfache Zeil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2" style:display-name="Einfache Zeil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3" style:display-name="Einfache Zeilen.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4" style:display-name="Einfache Zeilen.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5" style:display-name="Einfache Zeil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6" style:display-name="Einfache Zeilen.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table:table-template table:name="Simple Grid Rows" table:first-row-end-column="row" table:first-row-start-column="row" table:last-row-end-column="row" table:last-row-start-column="row">
      <table:first-row table:style-name="Einfache_20_Zeilen.1"/>
      <table:last-row table:style-name="Einfache_20_Zeilen.2"/>
      <table:first-column table:style-name="Einfache_20_Zeilen.3"/>
      <table:last-column table:style-name="Einfache_20_Zeilen.4"/>
      <table:body table:style-name="Einfache_20_Zeilen.9"/>
      <table:even-rows table:style-name="Einfache_20_Zeilen.5"/>
      <table:odd-rows table:style-name="Einfache_20_Zeilen.6"/>
      <table:even-columns table:style-name="Einfache_20_Zeilen.7"/>
      <table:odd-columns table:style-name="Einfache_20_Zeilen.8"/>
      <table:background table:style-name="Einfache_20_Zeilen.10"/>
      <loext:first-row-even-column table:style-name="Einfache_20_Zeilen.15"/>
      <loext:last-row-even-column table:style-name="Einfache_20_Zeilen.16"/>
      <loext:first-row-end-column table:style-name="Einfache_20_Zeilen.12"/>
      <loext:first-row-start-column table:style-name="Einfache_20_Zeilen.11"/>
      <loext:last-row-end-column table:style-name="Einfache_20_Zeilen.14"/>
      <loext:last-row-start-column table:style-name="Einfache_20_Zeilen.13"/>
    </table:table-template>
  </office:styles>
  <office:automatic-styles>
    <style:style style:name="MP1" style:family="paragraph" style:parent-style-name="Footer">
      <style:text-properties officeooo:rsid="00334343" officeooo:paragraph-rsid="00334343"/>
    </style:style>
    <style:page-layout style:name="Mpm1">
      <style:page-layout-properties fo:page-width="21.001cm" fo:page-height="29.7cm" style:num-format="1" style:print-orientation="portrait" fo:margin-top="1.499cm" fo:margin-bottom="0.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Page <text:page-number text:select-page="current">18</text:page-number>/<text:page-count>18</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hristian Lorenz</meta:initial-creator>
    <meta:creation-date>2020-10-12T19:48:10.454267490</meta:creation-date>
    <dc:date>2020-10-29T22:33:29.693351006</dc:date>
    <dc:creator>Christian Lorenz</dc:creator>
    <meta:editing-duration>PT4H12M57S</meta:editing-duration>
    <meta:editing-cycles>36</meta:editing-cycles>
    <meta:generator>LibreOffice/6.4.1.1$Linux_X86_64 LibreOffice_project/40$Build-1</meta:generator>
    <meta:document-statistic meta:table-count="4" meta:image-count="21" meta:object-count="0" meta:page-count="18" meta:paragraph-count="312" meta:word-count="2348" meta:character-count="14567" meta:non-whitespace-character-count="12504"/>
  </office:meta>
</office:document-meta>
</file>